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content.xml" manifest:media-type="text/xml"/>
</manifest:manifest>
</file>

<file path=content.xml><?xml version="1.0" encoding="utf-8"?>
<office:document xmlns:office="urn:oasis:names:tc:opendocument:xmlns:office:1.0" xmlns:table="urn:oasis:names:tc:opendocument:xmlns:table:1.0" xmlns:text="urn:oasis:names:tc:opendocument:xmlns:text:1.0" xmlns:style="urn:oasis:names:tc:opendocument:xmlns:style:1.0" xmlns:fo="urn:oasis:names:tc:opendocument:xmlns:xsl-fo-compatible:1.0" xmlns:xlink="http://www.w3.org/1999/xlink" xmlns:number="urn:oasis:names:tc:opendocument:xmlns:datastyle:1.0" xmlns:svg="urn:oasis:names:tc:opendocument:xmlns:svg-compatible:1.0" xmlns:of="urn:oasis:names:tc:opendocument:xmlns:of:1.2" office:version="1.2" office:mimetype="application/vnd.oasis.opendocument.spreadsheet-flat-xml">
  <office:meta/>
  <office:settings/>
  <office:scripts/>
  <office:font-face-decls/>
  <office:styles/>
  <office:automatic-styles/>
  <office:master-styles/>
  <office:body>
    <office:spreadsheet>
      <table:table table:name="Data">
        <table:table-column table:number-columns-repeated="23" table:default-cell-style-name="Default"/>
        <table:table-row>
          <table:table-cell office:value-type="string">
            <text:p>timestamp</text:p>
          </table:table-cell>
          <table:table-cell office:value-type="string">
            <text:p>duration_time_sec</text:p>
          </table:table-cell>
          <table:table-cell office:value-type="string">
            <text:p>inference_class</text:p>
          </table:table-cell>
          <table:table-cell office:value-type="string">
            <text:p>dataset</text:p>
          </table:table-cell>
          <table:table-cell office:value-type="string">
            <text:p>design</text:p>
          </table:table-cell>
          <table:table-cell office:value-type="string">
            <text:p>response_type</text:p>
          </table:table-cell>
          <table:table-cell office:value-type="string">
            <text:p>function_run</text:p>
          </table:table-cell>
          <table:table-cell office:value-type="string">
            <text:p>result_1</text:p>
          </table:table-cell>
          <table:table-cell office:value-type="string">
            <text:p>result_2</text:p>
          </table:table-cell>
          <table:table-cell office:value-type="string">
            <text:p>beta_T_in_confidence_interval</text:p>
          </table:table-cell>
          <table:table-cell office:value-type="string">
            <text:p>error_message</text:p>
          </table:table-cell>
          <table:table-cell office:value-type="string">
            <text:p>rep</text:p>
          </table:table-cell>
          <table:table-cell office:value-type="string">
            <text:p>run_row_id</text:p>
          </table:table-cell>
          <table:table-cell office:value-type="string">
            <text:p>beta_T</text:p>
          </table:table-cell>
          <table:table-cell office:value-type="string">
            <text:p>r</text:p>
          </table:table-cell>
          <table:table-cell office:value-type="string">
            <text:p>pval_epsilon</text:p>
          </table:table-cell>
          <table:table-cell office:value-type="string">
            <text:p>prob_censoring</text:p>
          </table:table-cell>
          <table:table-cell office:value-type="string">
            <text:p>sd_noise</text:p>
          </table:table-cell>
          <table:table-cell office:value-type="string">
            <text:p>num_cores</text:p>
          </table:table-cell>
          <table:table-cell office:value-type="string">
            <text:p>dataset_n_rows</text:p>
          </table:table-cell>
          <table:table-cell office:value-type="string">
            <text:p>dataset_n_cols</text:p>
          </table:table-cell>
          <table:table-cell office:value-type="string">
            <text:p>result</text:p>
          </table:table-cell>
          <table:table-cell office:value-type="string">
            <text:p>status</text:p>
          </table:table-cell>
        </table:table-row>
        <table:table-row>
          <table:table-cell office:value-type="string">
            <text:p>2026-04-07 10:03:37 EDT</text:p>
          </table:table-cell>
          <table:table-cell office:value-type="string">
            <text:p>0.017</text:p>
          </table:table-cell>
          <table:table-cell office:value-type="string">
            <text:p>InferenceSurvivalGehanWilcox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treatment_estimate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8919695037275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37 EDT</text:p>
          </table:table-cell>
          <table:table-cell office:value-type="string">
            <text:p>0.006</text:p>
          </table:table-cell>
          <table:table-cell office:value-type="string">
            <text:p>InferenceSurvivalGehanWilcox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66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6793200251901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37 EDT</text:p>
          </table:table-cell>
          <table:table-cell office:value-type="string">
            <text:p>0.04</text:p>
          </table:table-cell>
          <table:table-cell office:value-type="string">
            <text:p>InferenceSurvivalGehanWilcox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asymp_confidence_interval</text:p>
          </table:table-cell>
          <table:table-cell office:value-type="string">
            <text:p>-0.115</text:p>
          </table:table-cell>
          <table:table-cell office:value-type="string">
            <text:p>0.12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15214905993153 0.12699884500060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41 EDT</text:p>
          </table:table-cell>
          <table:table-cell office:value-type="string">
            <text:p>3.762</text:p>
          </table:table-cell>
          <table:table-cell office:value-type="string">
            <text:p>InferenceSurvivalGehanWilcox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42 EDT</text:p>
          </table:table-cell>
          <table:table-cell office:value-type="string">
            <text:p>1.697</text:p>
          </table:table-cell>
          <table:table-cell office:value-type="string">
            <text:p>InferenceSurvivalGehanWilcox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bootstrap_confidence_interval</text:p>
          </table:table-cell>
          <table:table-cell office:value-type="string">
            <text:p>-0.146</text:p>
          </table:table-cell>
          <table:table-cell office:value-type="string">
            <text:p>0.1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45662039770807 0.1100203831993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42 EDT</text:p>
          </table:table-cell>
          <table:table-cell office:value-type="string">
            <text:p>0</text:p>
          </table:table-cell>
          <table:table-cell office:value-type="string">
            <text:p>InferenceSurvivalGehanWilcox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bootstrap_two_sided_pval</text:p>
          </table:table-cell>
          <table:table-cell office:value-type="string">
            <text:p>0.94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4301994301994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46 EDT</text:p>
          </table:table-cell>
          <table:table-cell office:value-type="string">
            <text:p>3.719</text:p>
          </table:table-cell>
          <table:table-cell office:value-type="string">
            <text:p>InferenceSurvivalGehanWilcox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50 EDT</text:p>
          </table:table-cell>
          <table:table-cell office:value-type="string">
            <text:p>4.38</text:p>
          </table:table-cell>
          <table:table-cell office:value-type="string">
            <text:p>InferenceSurvivalGehanWilcox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99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9715099715099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54 EDT</text:p>
          </table:table-cell>
          <table:table-cell office:value-type="string">
            <text:p>3.817</text:p>
          </table:table-cell>
          <table:table-cell office:value-type="string">
            <text:p>InferenceSurvivalGehanWilcox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55 EDT</text:p>
          </table:table-cell>
          <table:table-cell office:value-type="string">
            <text:p>0.298</text:p>
          </table:table-cell>
          <table:table-cell office:value-type="string">
            <text:p>InferenceSurvivalGehanWilcox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5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5071225071225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55 EDT</text:p>
          </table:table-cell>
          <table:table-cell office:value-type="string">
            <text:p>0</text:p>
          </table:table-cell>
          <table:table-cell office:value-type="string">
            <text:p>InferenceSurvivalLogRank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treatment_estimate</text:p>
          </table:table-cell>
          <table:table-cell office:value-type="string">
            <text:p>0.11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1940512237616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55 EDT</text:p>
          </table:table-cell>
          <table:table-cell office:value-type="string">
            <text:p>0.017</text:p>
          </table:table-cell>
          <table:table-cell office:value-type="string">
            <text:p>InferenceSurvivalLogRank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39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9364389406578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55 EDT</text:p>
          </table:table-cell>
          <table:table-cell office:value-type="string">
            <text:p>0.001</text:p>
          </table:table-cell>
          <table:table-cell office:value-type="string">
            <text:p>InferenceSurvivalLogRank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asymp_confidence_interval</text:p>
          </table:table-cell>
          <table:table-cell office:value-type="string">
            <text:p>-0.149</text:p>
          </table:table-cell>
          <table:table-cell office:value-type="string">
            <text:p>0.38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49110459579843 0.38792070433216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57 EDT</text:p>
          </table:table-cell>
          <table:table-cell office:value-type="string">
            <text:p>2.211</text:p>
          </table:table-cell>
          <table:table-cell office:value-type="string">
            <text:p>InferenceSurvivalLogRank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58 EDT</text:p>
          </table:table-cell>
          <table:table-cell office:value-type="string">
            <text:p>1.11</text:p>
          </table:table-cell>
          <table:table-cell office:value-type="string">
            <text:p>InferenceSurvivalLogRank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bootstrap_confidence_interval</text:p>
          </table:table-cell>
          <table:table-cell office:value-type="string">
            <text:p>-0.134</text:p>
          </table:table-cell>
          <table:table-cell office:value-type="string">
            <text:p>0.38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34390608458127 0.38382227109554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58 EDT</text:p>
          </table:table-cell>
          <table:table-cell office:value-type="string">
            <text:p>0.001</text:p>
          </table:table-cell>
          <table:table-cell office:value-type="string">
            <text:p>InferenceSurvivalLogRank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bootstrap_two_sided_pval</text:p>
          </table:table-cell>
          <table:table-cell office:value-type="string">
            <text:p>0.39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9601139601139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4:00 EDT</text:p>
          </table:table-cell>
          <table:table-cell office:value-type="string">
            <text:p>2.263</text:p>
          </table:table-cell>
          <table:table-cell office:value-type="string">
            <text:p>InferenceSurvivalLogRank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4:03 EDT</text:p>
          </table:table-cell>
          <table:table-cell office:value-type="string">
            <text:p>3.101</text:p>
          </table:table-cell>
          <table:table-cell office:value-type="string">
            <text:p>InferenceSurvivalLogRank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37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7606837606837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4:06 EDT</text:p>
          </table:table-cell>
          <table:table-cell office:value-type="string">
            <text:p>3.126</text:p>
          </table:table-cell>
          <table:table-cell office:value-type="string">
            <text:p>InferenceSurvivalLogRank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4:07 EDT</text:p>
          </table:table-cell>
          <table:table-cell office:value-type="string">
            <text:p>0.425</text:p>
          </table:table-cell>
          <table:table-cell office:value-type="string">
            <text:p>InferenceSurvivalLogRank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5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5071225071225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4:07 EDT</text:p>
          </table:table-cell>
          <table:table-cell office:value-type="string">
            <text:p>0.001</text:p>
          </table:table-cell>
          <table:table-cell office:value-type="string">
            <text:p>InferenceSurvivalRestricted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treatment_estimate</text:p>
          </table:table-cell>
          <table:table-cell office:value-type="string">
            <text:p>-0.13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3291616028974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4:07 EDT</text:p>
          </table:table-cell>
          <table:table-cell office:value-type="string">
            <text:p>0</text:p>
          </table:table-cell>
          <table:table-cell office:value-type="string">
            <text:p>InferenceSurvivalRestricted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39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9920759601111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4:07 EDT</text:p>
          </table:table-cell>
          <table:table-cell office:value-type="string">
            <text:p>0.001</text:p>
          </table:table-cell>
          <table:table-cell office:value-type="string">
            <text:p>InferenceSurvivalRestricted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asymp_confidence_interval</text:p>
          </table:table-cell>
          <table:table-cell office:value-type="string">
            <text:p>-0.442</text:p>
          </table:table-cell>
          <table:table-cell office:value-type="string">
            <text:p>0.17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41930831654668 0.17609851107517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4:10 EDT</text:p>
          </table:table-cell>
          <table:table-cell office:value-type="string">
            <text:p>2.814</text:p>
          </table:table-cell>
          <table:table-cell office:value-type="string">
            <text:p>InferenceSurvivalRestricted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4:11 EDT</text:p>
          </table:table-cell>
          <table:table-cell office:value-type="string">
            <text:p>1.473</text:p>
          </table:table-cell>
          <table:table-cell office:value-type="string">
            <text:p>InferenceSurvivalRestricted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bootstrap_confidence_interval</text:p>
          </table:table-cell>
          <table:table-cell office:value-type="string">
            <text:p>-0.418</text:p>
          </table:table-cell>
          <table:table-cell office:value-type="string">
            <text:p>0.23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18370110695518 0.23352200249925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4:11 EDT</text:p>
          </table:table-cell>
          <table:table-cell office:value-type="string">
            <text:p>0</text:p>
          </table:table-cell>
          <table:table-cell office:value-type="string">
            <text:p>InferenceSurvivalRestricted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bootstrap_two_sided_pval</text:p>
          </table:table-cell>
          <table:table-cell office:value-type="string">
            <text:p>0.43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3874643874643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4:14 EDT</text:p>
          </table:table-cell>
          <table:table-cell office:value-type="string">
            <text:p>3.199</text:p>
          </table:table-cell>
          <table:table-cell office:value-type="string">
            <text:p>InferenceSurvivalRestricted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4:18 EDT</text:p>
          </table:table-cell>
          <table:table-cell office:value-type="string">
            <text:p>3.591</text:p>
          </table:table-cell>
          <table:table-cell office:value-type="string">
            <text:p>InferenceSurvivalRestricted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41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1595441595441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4:22 EDT</text:p>
          </table:table-cell>
          <table:table-cell office:value-type="string">
            <text:p>3.931</text:p>
          </table:table-cell>
          <table:table-cell office:value-type="string">
            <text:p>InferenceSurvivalRestricted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4:22 EDT</text:p>
          </table:table-cell>
          <table:table-cell office:value-type="string">
            <text:p>0.506</text:p>
          </table:table-cell>
          <table:table-cell office:value-type="string">
            <text:p>InferenceSurvivalRestricted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5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5071225071225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4:22 EDT</text:p>
          </table:table-cell>
          <table:table-cell office:value-type="string">
            <text:p>0</text:p>
          </table:table-cell>
          <table:table-cell office:value-type="string">
            <text:p>InferenceSurvivalKM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treatment_estimate</text:p>
          </table:table-cell>
          <table:table-cell office:value-type="string">
            <text:p>-0.08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81355386871455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4:22 EDT</text:p>
          </table:table-cell>
          <table:table-cell office:value-type="string">
            <text:p>0.004</text:p>
          </table:table-cell>
          <table:table-cell office:value-type="string">
            <text:p>InferenceSurvivalKM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39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9364389406578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4:22 EDT</text:p>
          </table:table-cell>
          <table:table-cell office:value-type="string">
            <text:p>0.012</text:p>
          </table:table-cell>
          <table:table-cell office:value-type="string">
            <text:p>InferenceSurvivalKM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asymp_confidence_interval</text:p>
          </table:table-cell>
          <table:table-cell office:value-type="string">
            <text:p>-0.53</text:p>
          </table:table-cell>
          <table:table-cell office:value-type="string">
            <text:p>0.29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3031561978624 0.29880571881495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4:26 EDT</text:p>
          </table:table-cell>
          <table:table-cell office:value-type="string">
            <text:p>3.342</text:p>
          </table:table-cell>
          <table:table-cell office:value-type="string">
            <text:p>InferenceSurvivalKM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4:27 EDT</text:p>
          </table:table-cell>
          <table:table-cell office:value-type="string">
            <text:p>1.648</text:p>
          </table:table-cell>
          <table:table-cell office:value-type="string">
            <text:p>InferenceSurvivalKM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bootstrap_confidence_interval</text:p>
          </table:table-cell>
          <table:table-cell office:value-type="string">
            <text:p>-0.513</text:p>
          </table:table-cell>
          <table:table-cell office:value-type="string">
            <text:p>0.21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12864135873365 0.21715715564923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4:27 EDT</text:p>
          </table:table-cell>
          <table:table-cell office:value-type="string">
            <text:p>0.001</text:p>
          </table:table-cell>
          <table:table-cell office:value-type="string">
            <text:p>InferenceSurvivalKM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bootstrap_two_sided_pval</text:p>
          </table:table-cell>
          <table:table-cell office:value-type="string">
            <text:p>0.62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2108262108262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4:29 EDT</text:p>
          </table:table-cell>
          <table:table-cell office:value-type="string">
            <text:p>1.843</text:p>
          </table:table-cell>
          <table:table-cell office:value-type="string">
            <text:p>InferenceSurvivalKM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4:32 EDT</text:p>
          </table:table-cell>
          <table:table-cell office:value-type="string">
            <text:p>2.244</text:p>
          </table:table-cell>
          <table:table-cell office:value-type="string">
            <text:p>InferenceSurvivalKM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6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495726495726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4:34 EDT</text:p>
          </table:table-cell>
          <table:table-cell office:value-type="string">
            <text:p>2.57</text:p>
          </table:table-cell>
          <table:table-cell office:value-type="string">
            <text:p>InferenceSurvivalKM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4:34 EDT</text:p>
          </table:table-cell>
          <table:table-cell office:value-type="string">
            <text:p>0.379</text:p>
          </table:table-cell>
          <table:table-cell office:value-type="string">
            <text:p>InferenceSurvivalKM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5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5071225071225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4:35 EDT</text:p>
          </table:table-cell>
          <table:table-cell office:value-type="string">
            <text:p>0.008</text:p>
          </table:table-cell>
          <table:table-cell office:value-type="string">
            <text:p>InferenceSurvivalUniWeibull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treatment_estimate</text:p>
          </table:table-cell>
          <table:table-cell office:value-type="string">
            <text:p>-0.13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3325068652405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4:35 EDT</text:p>
          </table:table-cell>
          <table:table-cell office:value-type="string">
            <text:p>0.034</text:p>
          </table:table-cell>
          <table:table-cell office:value-type="string">
            <text:p>InferenceSurvivalUniWeibull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29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9932644598267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4:35 EDT</text:p>
          </table:table-cell>
          <table:table-cell office:value-type="string">
            <text:p>0.001</text:p>
          </table:table-cell>
          <table:table-cell office:value-type="string">
            <text:p>InferenceSurvivalUniWeibull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asymp_confidence_interval</text:p>
          </table:table-cell>
          <table:table-cell office:value-type="string">
            <text:p>-0.385</text:p>
          </table:table-cell>
          <table:table-cell office:value-type="string">
            <text:p>0.11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84885584214848 0.11838421116673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4:39 EDT</text:p>
          </table:table-cell>
          <table:table-cell office:value-type="string">
            <text:p>4.92</text:p>
          </table:table-cell>
          <table:table-cell office:value-type="string">
            <text:p>InferenceSurvivalUniWeibull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4:42 EDT</text:p>
          </table:table-cell>
          <table:table-cell office:value-type="string">
            <text:p>2.43</text:p>
          </table:table-cell>
          <table:table-cell office:value-type="string">
            <text:p>InferenceSurvivalUniWeibull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bootstrap_confidence_interval</text:p>
          </table:table-cell>
          <table:table-cell office:value-type="string">
            <text:p>-0.38</text:p>
          </table:table-cell>
          <table:table-cell office:value-type="string">
            <text:p>0.11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79937828963614 0.11188941982096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4:42 EDT</text:p>
          </table:table-cell>
          <table:table-cell office:value-type="string">
            <text:p>0.001</text:p>
          </table:table-cell>
          <table:table-cell office:value-type="string">
            <text:p>InferenceSurvivalUniWeibull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bootstrap_two_sided_pval</text:p>
          </table:table-cell>
          <table:table-cell office:value-type="string">
            <text:p>0.26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6495726495726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4:57 EDT</text:p>
          </table:table-cell>
          <table:table-cell office:value-type="string">
            <text:p>15.155</text:p>
          </table:table-cell>
          <table:table-cell office:value-type="string">
            <text:p>InferenceSurvivalUniWeibull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5:11 EDT</text:p>
          </table:table-cell>
          <table:table-cell office:value-type="string">
            <text:p>14.111</text:p>
          </table:table-cell>
          <table:table-cell office:value-type="string">
            <text:p>InferenceSurvivalUniWeibull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28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8490028490028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5:24 EDT</text:p>
          </table:table-cell>
          <table:table-cell office:value-type="string">
            <text:p>13.274</text:p>
          </table:table-cell>
          <table:table-cell office:value-type="string">
            <text:p>InferenceSurvivalUniWeibull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5:25 EDT</text:p>
          </table:table-cell>
          <table:table-cell office:value-type="string">
            <text:p>0.362</text:p>
          </table:table-cell>
          <table:table-cell office:value-type="string">
            <text:p>InferenceSurvivalUniWeibull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5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5071225071225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5:26 EDT</text:p>
          </table:table-cell>
          <table:table-cell office:value-type="string">
            <text:p>0.3</text:p>
          </table:table-cell>
          <table:table-cell office:value-type="string">
            <text:p>InferenceSurvivalMultiWeibull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5:26 EDT</text:p>
          </table:table-cell>
          <table:table-cell office:value-type="string">
            <text:p>0.001</text:p>
          </table:table-cell>
          <table:table-cell office:value-type="string">
            <text:p>InferenceSurvivalMultiWeibull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asymp_confidence_interval</text:p>
          </table:table-cell>
          <table:table-cell office:value-type="string">
            <text:p>-4.505</text:p>
          </table:table-cell>
          <table:table-cell office:value-type="string">
            <text:p>-4.078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4.50459753598693 -4.0781741188160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6:42 EDT</text:p>
          </table:table-cell>
          <table:table-cell office:value-type="string">
            <text:p>76.241</text:p>
          </table:table-cell>
          <table:table-cell office:value-type="string">
            <text:p>InferenceSurvivalMultiWeibull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34</text:p>
          </table:table-cell>
          <table:table-cell office:value-type="string">
            <text:p>0.03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341880341880342 0.0341880341880342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8:59 EDT</text:p>
          </table:table-cell>
          <table:table-cell office:value-type="string">
            <text:p>136.454</text:p>
          </table:table-cell>
          <table:table-cell office:value-type="string">
            <text:p>InferenceSurvivalMultiWeibull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bootstrap_confidence_interval</text:p>
          </table:table-cell>
          <table:table-cell office:value-type="string">
            <text:p>-6.339</text:p>
          </table:table-cell>
          <table:table-cell office:value-type="string">
            <text:p>-6.339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6.3392429115929 -6.339242911592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8:59 EDT</text:p>
          </table:table-cell>
          <table:table-cell office:value-type="string">
            <text:p>0.001</text:p>
          </table:table-cell>
          <table:table-cell office:value-type="string">
            <text:p>InferenceSurvivalMultiWeibull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bootstrap_two_sided_pval</text:p>
          </table:table-cell>
          <table:table-cell office:value-type="string">
            <text:p>0.01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11799410029498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15:28 EDT</text:p>
          </table:table-cell>
          <table:table-cell office:value-type="string">
            <text:p>388.711</text:p>
          </table:table-cell>
          <table:table-cell office:value-type="string">
            <text:p>InferenceSurvivalMultiWeibull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667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66666666666667 0 0.66666666666666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21:06 EDT</text:p>
          </table:table-cell>
          <table:table-cell office:value-type="string">
            <text:p>338.281</text:p>
          </table:table-cell>
          <table:table-cell office:value-type="string">
            <text:p>InferenceSurvivalMultiWeibull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29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9059829059829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26:22 EDT</text:p>
          </table:table-cell>
          <table:table-cell office:value-type="string">
            <text:p>315.691</text:p>
          </table:table-cell>
          <table:table-cell office:value-type="string">
            <text:p>InferenceSurvivalMultiWeibull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63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3366336633663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26:22 EDT</text:p>
          </table:table-cell>
          <table:table-cell office:value-type="string">
            <text:p>0.309</text:p>
          </table:table-cell>
          <table:table-cell office:value-type="string">
            <text:p>InferenceSurvivalMultiWeibull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5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5071225071225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26:22 EDT</text:p>
          </table:table-cell>
          <table:table-cell office:value-type="string">
            <text:p>0.194</text:p>
          </table:table-cell>
          <table:table-cell office:value-type="string">
            <text:p>InferenceSurvivalUniDepCensTransform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treatment_estimate</text:p>
          </table:table-cell>
          <table:table-cell office:value-type="string">
            <text:p>-0.01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1371580916163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26:22 EDT</text:p>
          </table:table-cell>
          <table:table-cell office:value-type="string">
            <text:p>0</text:p>
          </table:table-cell>
          <table:table-cell office:value-type="string">
            <text:p>InferenceSurvivalUniDepCensTransform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3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3895171872825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26:22 EDT</text:p>
          </table:table-cell>
          <table:table-cell office:value-type="string">
            <text:p>0</text:p>
          </table:table-cell>
          <table:table-cell office:value-type="string">
            <text:p>InferenceSurvivalUniDepCensTransform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asymp_confidence_interval</text:p>
          </table:table-cell>
          <table:table-cell office:value-type="string">
            <text:p>-0.365</text:p>
          </table:table-cell>
          <table:table-cell office:value-type="string">
            <text:p>0.33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64719547147935 0.33728792882465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27:29 EDT</text:p>
          </table:table-cell>
          <table:table-cell office:value-type="string">
            <text:p>66.842</text:p>
          </table:table-cell>
          <table:table-cell office:value-type="string">
            <text:p>InferenceSurvivalUniDepCensTransform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27:56 EDT</text:p>
          </table:table-cell>
          <table:table-cell office:value-type="string">
            <text:p>27.06</text:p>
          </table:table-cell>
          <table:table-cell office:value-type="string">
            <text:p>InferenceSurvivalUniDepCensTransform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bootstrap_confidence_interval</text:p>
          </table:table-cell>
          <table:table-cell office:value-type="string">
            <text:p>-0.328</text:p>
          </table:table-cell>
          <table:table-cell office:value-type="string">
            <text:p>0.34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28150036152827 0.3415621156184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27:56 EDT</text:p>
          </table:table-cell>
          <table:table-cell office:value-type="string">
            <text:p>0</text:p>
          </table:table-cell>
          <table:table-cell office:value-type="string">
            <text:p>InferenceSurvivalUniDepCensTransform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bootstrap_two_sided_pval</text:p>
          </table:table-cell>
          <table:table-cell office:value-type="string">
            <text:p>0.96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6296296296296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29:00 EDT</text:p>
          </table:table-cell>
          <table:table-cell office:value-type="string">
            <text:p>64.03</text:p>
          </table:table-cell>
          <table:table-cell office:value-type="string">
            <text:p>InferenceSurvivalUniDepCensTransform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30:05 EDT</text:p>
          </table:table-cell>
          <table:table-cell office:value-type="string">
            <text:p>65.451</text:p>
          </table:table-cell>
          <table:table-cell office:value-type="string">
            <text:p>InferenceSurvivalUniDepCensTransform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94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4586894586894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30:59 EDT</text:p>
          </table:table-cell>
          <table:table-cell office:value-type="string">
            <text:p>53.297</text:p>
          </table:table-cell>
          <table:table-cell office:value-type="string">
            <text:p>InferenceSurvivalUniDepCensTransform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30:59 EDT</text:p>
          </table:table-cell>
          <table:table-cell office:value-type="string">
            <text:p>0.279</text:p>
          </table:table-cell>
          <table:table-cell office:value-type="string">
            <text:p>InferenceSurvivalUniDepCensTransform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5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5071225071225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34:03 EDT</text:p>
          </table:table-cell>
          <table:table-cell office:value-type="string">
            <text:p>184.155</text:p>
          </table:table-cell>
          <table:table-cell office:value-type="string">
            <text:p>InferenceSurvivalMultiDepCensTransform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treatment_estimate</text:p>
          </table:table-cell>
          <table:table-cell office:value-type="string">
            <text:p>-0.0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70226621506690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34:03 EDT</text:p>
          </table:table-cell>
          <table:table-cell office:value-type="string">
            <text:p>0.001</text:p>
          </table:table-cell>
          <table:table-cell office:value-type="string">
            <text:p>InferenceSurvivalMultiDepCensTransform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08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87035817261222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34:03 EDT</text:p>
          </table:table-cell>
          <table:table-cell office:value-type="string">
            <text:p>0.001</text:p>
          </table:table-cell>
          <table:table-cell office:value-type="string">
            <text:p>InferenceSurvivalMultiDepCensTransform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asymp_confidence_interval</text:p>
          </table:table-cell>
          <table:table-cell office:value-type="string">
            <text:p>-0.151</text:p>
          </table:table-cell>
          <table:table-cell office:value-type="string">
            <text:p>0.0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50660232782898 0.010206989769516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5:12:00 EDT</text:p>
          </table:table-cell>
          <table:table-cell office:value-type="string">
            <text:p>40049.199</text:p>
          </table:table-cell>
          <table:table-cell office:value-type="string">
            <text:p>InferenceSurvivalMultiDepCensTransform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2</text:p>
          </table:table-cell>
          <table:table-cell office:value-type="string">
            <text:p>0.0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199430199430199 0.0199430199430199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10:17:01 EDT</text:p>
          </table:table-cell>
          <table:table-cell office:value-type="string">
            <text:p>18301.543</text:p>
          </table:table-cell>
          <table:table-cell office:value-type="string">
            <text:p>InferenceSurvivalMultiDepCensTransform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bootstrap_confidence_interval</text:p>
          </table:table-cell>
          <table:table-cell office:value-type="string">
            <text:p>-0.555</text:p>
          </table:table-cell>
          <table:table-cell office:value-type="string">
            <text:p>0.3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54783014630629 0.35033824034427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10:17:01 EDT</text:p>
          </table:table-cell>
          <table:table-cell office:value-type="string">
            <text:p>0</text:p>
          </table:table-cell>
          <table:table-cell office:value-type="string">
            <text:p>InferenceSurvivalMultiDepCensTransform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bootstrap_two_sided_pval</text:p>
          </table:table-cell>
          <table:table-cell office:value-type="string">
            <text:p>0.7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1:27:32 EDT</text:p>
          </table:table-cell>
          <table:table-cell office:value-type="string">
            <text:p>7377.879</text:p>
          </table:table-cell>
          <table:table-cell office:value-type="string">
            <text:p>InferenceSurvivalMultiDepCensTransform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2:11 EDT</text:p>
          </table:table-cell>
          <table:table-cell office:value-type="string">
            <text:p>8.795</text:p>
          </table:table-cell>
          <table:table-cell office:value-type="string">
            <text:p>InferenceSurvivalMultiWeibull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treatment_estimate</text:p>
          </table:table-cell>
          <table:table-cell office:value-type="string">
            <text:p>-0.0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89953279394102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1:45:10 EDT</text:p>
          </table:table-cell>
          <table:table-cell office:value-type="string">
            <text:p>7378.152</text:p>
          </table:table-cell>
          <table:table-cell office:value-type="string">
            <text:p>InferenceSurvivalMultiDepCensTransform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57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5:08 EDT</text:p>
          </table:table-cell>
          <table:table-cell office:value-type="string">
            <text:p>11998.808</text:p>
          </table:table-cell>
          <table:table-cell office:value-type="string">
            <text:p>InferenceSurvivalMultiDepCensTransform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5:09 EDT</text:p>
          </table:table-cell>
          <table:table-cell office:value-type="string">
            <text:p>0.336</text:p>
          </table:table-cell>
          <table:table-cell office:value-type="string">
            <text:p>InferenceSurvivalMultiDepCensTransform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35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5327635327635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5:09 EDT</text:p>
          </table:table-cell>
          <table:table-cell office:value-type="string">
            <text:p>0.015</text:p>
          </table:table-cell>
          <table:table-cell office:value-type="string">
            <text:p>InferenceSurvivalUniCoxPH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treatment_estimate</text:p>
          </table:table-cell>
          <table:table-cell office:value-type="string">
            <text:p>0.16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6458444471561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5:09 EDT</text:p>
          </table:table-cell>
          <table:table-cell office:value-type="string">
            <text:p>0.03</text:p>
          </table:table-cell>
          <table:table-cell office:value-type="string">
            <text:p>InferenceSurvivalUniCoxPH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39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941692912852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5:09 EDT</text:p>
          </table:table-cell>
          <table:table-cell office:value-type="string">
            <text:p>0.001</text:p>
          </table:table-cell>
          <table:table-cell office:value-type="string">
            <text:p>InferenceSurvivalUniCoxPH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asymp_confidence_interval</text:p>
          </table:table-cell>
          <table:table-cell office:value-type="string">
            <text:p>-0.214</text:p>
          </table:table-cell>
          <table:table-cell office:value-type="string">
            <text:p>0.54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13994222747465 0.54316311217868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5:10 EDT</text:p>
          </table:table-cell>
          <table:table-cell office:value-type="string">
            <text:p>1.013</text:p>
          </table:table-cell>
          <table:table-cell office:value-type="string">
            <text:p>InferenceSurvivalUniCoxPH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5:12 EDT</text:p>
          </table:table-cell>
          <table:table-cell office:value-type="string">
            <text:p>1.736</text:p>
          </table:table-cell>
          <table:table-cell office:value-type="string">
            <text:p>InferenceSurvivalUniCoxPH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bootstrap_confidence_interval</text:p>
          </table:table-cell>
          <table:table-cell office:value-type="string">
            <text:p>-0.202</text:p>
          </table:table-cell>
          <table:table-cell office:value-type="string">
            <text:p>0.59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0226952103334 0.59352327868833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5:13 EDT</text:p>
          </table:table-cell>
          <table:table-cell office:value-type="string">
            <text:p>1.675</text:p>
          </table:table-cell>
          <table:table-cell office:value-type="string">
            <text:p>InferenceSurvivalUniCoxPH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bootstrap_two_sided_pval</text:p>
          </table:table-cell>
          <table:table-cell office:value-type="string">
            <text:p>0.39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905005789058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5:17 EDT</text:p>
          </table:table-cell>
          <table:table-cell office:value-type="string">
            <text:p>3.59</text:p>
          </table:table-cell>
          <table:table-cell office:value-type="string">
            <text:p>InferenceSurvivalUniCoxPH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5:21 EDT</text:p>
          </table:table-cell>
          <table:table-cell office:value-type="string">
            <text:p>4.247</text:p>
          </table:table-cell>
          <table:table-cell office:value-type="string">
            <text:p>InferenceSurvivalUniCoxPH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38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8746438746438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5:26 EDT</text:p>
          </table:table-cell>
          <table:table-cell office:value-type="string">
            <text:p>4.6</text:p>
          </table:table-cell>
          <table:table-cell office:value-type="string">
            <text:p>InferenceSurvivalUniCoxPH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5:26 EDT</text:p>
          </table:table-cell>
          <table:table-cell office:value-type="string">
            <text:p>0.44</text:p>
          </table:table-cell>
          <table:table-cell office:value-type="string">
            <text:p>InferenceSurvivalUniCoxPH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35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5327635327635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5:26 EDT</text:p>
          </table:table-cell>
          <table:table-cell office:value-type="string">
            <text:p>0.032</text:p>
          </table:table-cell>
          <table:table-cell office:value-type="string">
            <text:p>InferenceSurvivalMultiCoxPH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treatment_estimate</text:p>
          </table:table-cell>
          <table:table-cell office:value-type="string">
            <text:p>0.35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4988869056960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5:26 EDT</text:p>
          </table:table-cell>
          <table:table-cell office:value-type="string">
            <text:p>0</text:p>
          </table:table-cell>
          <table:table-cell office:value-type="string">
            <text:p>InferenceSurvivalMultiCoxPH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12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2855900140704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5:26 EDT</text:p>
          </table:table-cell>
          <table:table-cell office:value-type="string">
            <text:p>0.001</text:p>
          </table:table-cell>
          <table:table-cell office:value-type="string">
            <text:p>InferenceSurvivalMultiCoxPH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asymp_confidence_interval</text:p>
          </table:table-cell>
          <table:table-cell office:value-type="string">
            <text:p>-0.101</text:p>
          </table:table-cell>
          <table:table-cell office:value-type="string">
            <text:p>0.80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01331994972947 0.80110937611215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5:35 EDT</text:p>
          </table:table-cell>
          <table:table-cell office:value-type="string">
            <text:p>8.764</text:p>
          </table:table-cell>
          <table:table-cell office:value-type="string">
            <text:p>InferenceSurvivalMultiCoxPH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5:41 EDT</text:p>
          </table:table-cell>
          <table:table-cell office:value-type="string">
            <text:p>5.99</text:p>
          </table:table-cell>
          <table:table-cell office:value-type="string">
            <text:p>InferenceSurvivalMultiCoxPH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bootstrap_confidence_interval</text:p>
          </table:table-cell>
          <table:table-cell office:value-type="string">
            <text:p>-0.270</text:p>
          </table:table-cell>
          <table:table-cell office:value-type="string">
            <text:p>3.12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69877824196231 3.1216588930682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5:46 EDT</text:p>
          </table:table-cell>
          <table:table-cell office:value-type="string">
            <text:p>5.243</text:p>
          </table:table-cell>
          <table:table-cell office:value-type="string">
            <text:p>InferenceSurvivalMultiCoxPH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bootstrap_two_sided_pval</text:p>
          </table:table-cell>
          <table:table-cell office:value-type="string">
            <text:p>0.19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9865434225240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5:59 EDT</text:p>
          </table:table-cell>
          <table:table-cell office:value-type="string">
            <text:p>12.45</text:p>
          </table:table-cell>
          <table:table-cell office:value-type="string">
            <text:p>InferenceSurvivalMultiCoxPH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6:12 EDT</text:p>
          </table:table-cell>
          <table:table-cell office:value-type="string">
            <text:p>13.156</text:p>
          </table:table-cell>
          <table:table-cell office:value-type="string">
            <text:p>InferenceSurvivalMultiCoxPH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46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6723646723646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6:25 EDT</text:p>
          </table:table-cell>
          <table:table-cell office:value-type="string">
            <text:p>13.618</text:p>
          </table:table-cell>
          <table:table-cell office:value-type="string">
            <text:p>InferenceSurvivalMultiCoxPH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6:26 EDT</text:p>
          </table:table-cell>
          <table:table-cell office:value-type="string">
            <text:p>0.473</text:p>
          </table:table-cell>
          <table:table-cell office:value-type="string">
            <text:p>InferenceSurvivalMultiCoxPH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35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5327635327635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6:26 EDT</text:p>
          </table:table-cell>
          <table:table-cell office:value-type="string">
            <text:p>0.01</text:p>
          </table:table-cell>
          <table:table-cell office:value-type="string">
            <text:p>InferenceSurvivalUniStratCoxPH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treatment_estimate</text:p>
          </table:table-cell>
          <table:table-cell office:value-type="string">
            <text:p>0.22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196169077601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6:26 EDT</text:p>
          </table:table-cell>
          <table:table-cell office:value-type="string">
            <text:p>0.027</text:p>
          </table:table-cell>
          <table:table-cell office:value-type="string">
            <text:p>InferenceSurvivalUniStratCoxPH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27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7170821925770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6:26 EDT</text:p>
          </table:table-cell>
          <table:table-cell office:value-type="string">
            <text:p>0</text:p>
          </table:table-cell>
          <table:table-cell office:value-type="string">
            <text:p>InferenceSurvivalUniStratCoxPH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asymp_confidence_interval</text:p>
          </table:table-cell>
          <table:table-cell office:value-type="string">
            <text:p>-0.172</text:p>
          </table:table-cell>
          <table:table-cell office:value-type="string">
            <text:p>0.61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72000465886831 0.61123428140705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6:29 EDT</text:p>
          </table:table-cell>
          <table:table-cell office:value-type="string">
            <text:p>2.934</text:p>
          </table:table-cell>
          <table:table-cell office:value-type="string">
            <text:p>InferenceSurvivalUniStratCoxPH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6:31 EDT</text:p>
          </table:table-cell>
          <table:table-cell office:value-type="string">
            <text:p>1.973</text:p>
          </table:table-cell>
          <table:table-cell office:value-type="string">
            <text:p>InferenceSurvivalUniStratCoxPH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bootstrap_confidence_interval</text:p>
          </table:table-cell>
          <table:table-cell office:value-type="string">
            <text:p>-0.078</text:p>
          </table:table-cell>
          <table:table-cell office:value-type="string">
            <text:p>0.65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777987430862135 0.6528492809116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6:33 EDT</text:p>
          </table:table-cell>
          <table:table-cell office:value-type="string">
            <text:p>2.072</text:p>
          </table:table-cell>
          <table:table-cell office:value-type="string">
            <text:p>InferenceSurvivalUniStratCoxPH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bootstrap_two_sided_pval</text:p>
          </table:table-cell>
          <table:table-cell office:value-type="string">
            <text:p>0.14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4495418102057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6:38 EDT</text:p>
          </table:table-cell>
          <table:table-cell office:value-type="string">
            <text:p>5.002</text:p>
          </table:table-cell>
          <table:table-cell office:value-type="string">
            <text:p>InferenceSurvivalUniStratCoxPH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6:43 EDT</text:p>
          </table:table-cell>
          <table:table-cell office:value-type="string">
            <text:p>5.423</text:p>
          </table:table-cell>
          <table:table-cell office:value-type="string">
            <text:p>InferenceSurvivalUniStratCoxPH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27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7920227920227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6:49 EDT</text:p>
          </table:table-cell>
          <table:table-cell office:value-type="string">
            <text:p>6.118</text:p>
          </table:table-cell>
          <table:table-cell office:value-type="string">
            <text:p>InferenceSurvivalUniStratCoxPH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6:50 EDT</text:p>
          </table:table-cell>
          <table:table-cell office:value-type="string">
            <text:p>0.487</text:p>
          </table:table-cell>
          <table:table-cell office:value-type="string">
            <text:p>InferenceSurvivalUniStratCoxPH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35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5327635327635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6:50 EDT</text:p>
          </table:table-cell>
          <table:table-cell office:value-type="string">
            <text:p>0.056</text:p>
          </table:table-cell>
          <table:table-cell office:value-type="string">
            <text:p>InferenceSurvivalMultiStratCoxPH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treatment_estimate</text:p>
          </table:table-cell>
          <table:table-cell office:value-type="string">
            <text:p>0.31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1611279879593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6:50 EDT</text:p>
          </table:table-cell>
          <table:table-cell office:value-type="string">
            <text:p>0</text:p>
          </table:table-cell>
          <table:table-cell office:value-type="string">
            <text:p>InferenceSurvivalMultiStratCoxPH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19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96550822353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6:50 EDT</text:p>
          </table:table-cell>
          <table:table-cell office:value-type="string">
            <text:p>0.001</text:p>
          </table:table-cell>
          <table:table-cell office:value-type="string">
            <text:p>InferenceSurvivalMultiStratCoxPH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asymp_confidence_interval</text:p>
          </table:table-cell>
          <table:table-cell office:value-type="string">
            <text:p>-0.164</text:p>
          </table:table-cell>
          <table:table-cell office:value-type="string">
            <text:p>0.79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63637905879014 0.7958635034708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7:09 EDT</text:p>
          </table:table-cell>
          <table:table-cell office:value-type="string">
            <text:p>18.518</text:p>
          </table:table-cell>
          <table:table-cell office:value-type="string">
            <text:p>InferenceSurvivalMultiStratCoxPH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7:17 EDT</text:p>
          </table:table-cell>
          <table:table-cell office:value-type="string">
            <text:p>8.821</text:p>
          </table:table-cell>
          <table:table-cell office:value-type="string">
            <text:p>InferenceSurvivalMultiStratCoxPH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bootstrap_confidence_interval</text:p>
          </table:table-cell>
          <table:table-cell office:value-type="string">
            <text:p>-0.466</text:p>
          </table:table-cell>
          <table:table-cell office:value-type="string">
            <text:p>1.38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2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6639775881049 1.3890126105643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7:26 EDT</text:p>
          </table:table-cell>
          <table:table-cell office:value-type="string">
            <text:p>8.342</text:p>
          </table:table-cell>
          <table:table-cell office:value-type="string">
            <text:p>InferenceSurvivalMultiStratCoxPH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bootstrap_two_sided_pval</text:p>
          </table:table-cell>
          <table:table-cell office:value-type="string">
            <text:p>0.34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2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4944618705684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7:46 EDT</text:p>
          </table:table-cell>
          <table:table-cell office:value-type="string">
            <text:p>19.883</text:p>
          </table:table-cell>
          <table:table-cell office:value-type="string">
            <text:p>InferenceSurvivalMultiStratCoxPH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2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8:07 EDT</text:p>
          </table:table-cell>
          <table:table-cell office:value-type="string">
            <text:p>21.026</text:p>
          </table:table-cell>
          <table:table-cell office:value-type="string">
            <text:p>InferenceSurvivalMultiStratCoxPH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49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2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900284900284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8:27 EDT</text:p>
          </table:table-cell>
          <table:table-cell office:value-type="string">
            <text:p>19.936</text:p>
          </table:table-cell>
          <table:table-cell office:value-type="string">
            <text:p>InferenceSurvivalMultiStratCoxPH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2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8:27 EDT</text:p>
          </table:table-cell>
          <table:table-cell office:value-type="string">
            <text:p>0.29</text:p>
          </table:table-cell>
          <table:table-cell office:value-type="string">
            <text:p>InferenceSurvivalMultiStratCoxPH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35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2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5327635327635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8:27 EDT</text:p>
          </table:table-cell>
          <table:table-cell office:value-type="string">
            <text:p>0.007</text:p>
          </table:table-cell>
          <table:table-cell office:value-type="string">
            <text:p>InferenceSurvivalGehanWilcox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treatment_estimate</text:p>
          </table:table-cell>
          <table:table-cell office:value-type="string">
            <text:p>0.10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2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043425909722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8:27 EDT</text:p>
          </table:table-cell>
          <table:table-cell office:value-type="string">
            <text:p>0.003</text:p>
          </table:table-cell>
          <table:table-cell office:value-type="string">
            <text:p>InferenceSurvivalGehanWilcox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17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2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7927367017140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8:27 EDT</text:p>
          </table:table-cell>
          <table:table-cell office:value-type="string">
            <text:p>0.042</text:p>
          </table:table-cell>
          <table:table-cell office:value-type="string">
            <text:p>InferenceSurvivalGehanWilcox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asymp_confidence_interval</text:p>
          </table:table-cell>
          <table:table-cell office:value-type="string">
            <text:p>-0.015</text:p>
          </table:table-cell>
          <table:table-cell office:value-type="string">
            <text:p>0.22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2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147273962702708 0.22341257821477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8:29 EDT</text:p>
          </table:table-cell>
          <table:table-cell office:value-type="string">
            <text:p>1.447</text:p>
          </table:table-cell>
          <table:table-cell office:value-type="string">
            <text:p>InferenceSurvivalGehanWilcox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2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8:30 EDT</text:p>
          </table:table-cell>
          <table:table-cell office:value-type="string">
            <text:p>1.683</text:p>
          </table:table-cell>
          <table:table-cell office:value-type="string">
            <text:p>InferenceSurvivalGehanWilcox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bootstrap_confidence_interval</text:p>
          </table:table-cell>
          <table:table-cell office:value-type="string">
            <text:p>-0.028</text:p>
          </table:table-cell>
          <table:table-cell office:value-type="string">
            <text:p>0.23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3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284516023411921 0.23412037786389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8:32 EDT</text:p>
          </table:table-cell>
          <table:table-cell office:value-type="string">
            <text:p>1.709</text:p>
          </table:table-cell>
          <table:table-cell office:value-type="string">
            <text:p>InferenceSurvivalGehanWilcox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bootstrap_two_sided_pval</text:p>
          </table:table-cell>
          <table:table-cell office:value-type="string">
            <text:p>0.13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3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3336120512841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8:36 EDT</text:p>
          </table:table-cell>
          <table:table-cell office:value-type="string">
            <text:p>4.051</text:p>
          </table:table-cell>
          <table:table-cell office:value-type="string">
            <text:p>InferenceSurvivalGehanWilcox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3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8:41 EDT</text:p>
          </table:table-cell>
          <table:table-cell office:value-type="string">
            <text:p>4.44</text:p>
          </table:table-cell>
          <table:table-cell office:value-type="string">
            <text:p>InferenceSurvivalGehanWilcox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07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3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74074074074074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8:45 EDT</text:p>
          </table:table-cell>
          <table:table-cell office:value-type="string">
            <text:p>4.933</text:p>
          </table:table-cell>
          <table:table-cell office:value-type="string">
            <text:p>InferenceSurvivalGehanWilcox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3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8:46 EDT</text:p>
          </table:table-cell>
          <table:table-cell office:value-type="string">
            <text:p>0.447</text:p>
          </table:table-cell>
          <table:table-cell office:value-type="string">
            <text:p>InferenceSurvivalGehanWilcox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51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3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1851851851851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8:46 EDT</text:p>
          </table:table-cell>
          <table:table-cell office:value-type="string">
            <text:p>0</text:p>
          </table:table-cell>
          <table:table-cell office:value-type="string">
            <text:p>InferenceSurvivalLogRank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treatment_estimate</text:p>
          </table:table-cell>
          <table:table-cell office:value-type="string">
            <text:p>0.12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3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2160903052339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8:46 EDT</text:p>
          </table:table-cell>
          <table:table-cell office:value-type="string">
            <text:p>0.034</text:p>
          </table:table-cell>
          <table:table-cell office:value-type="string">
            <text:p>InferenceSurvivalLogRank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41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3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1351938925804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8:46 EDT</text:p>
          </table:table-cell>
          <table:table-cell office:value-type="string">
            <text:p>0</text:p>
          </table:table-cell>
          <table:table-cell office:value-type="string">
            <text:p>InferenceSurvivalLogRank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asymp_confidence_interval</text:p>
          </table:table-cell>
          <table:table-cell office:value-type="string">
            <text:p>-0.168</text:p>
          </table:table-cell>
          <table:table-cell office:value-type="string">
            <text:p>0.41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3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68217111019133 0.41143517206592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8:46 EDT</text:p>
          </table:table-cell>
          <table:table-cell office:value-type="string">
            <text:p>0.06</text:p>
          </table:table-cell>
          <table:table-cell office:value-type="string">
            <text:p>InferenceSurvivalLogRank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3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8:48 EDT</text:p>
          </table:table-cell>
          <table:table-cell office:value-type="string">
            <text:p>1.545</text:p>
          </table:table-cell>
          <table:table-cell office:value-type="string">
            <text:p>InferenceSurvivalLogRank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bootstrap_confidence_interval</text:p>
          </table:table-cell>
          <table:table-cell office:value-type="string">
            <text:p>-0.163</text:p>
          </table:table-cell>
          <table:table-cell office:value-type="string">
            <text:p>0.38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4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63241950545777 0.38626464232583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8:49 EDT</text:p>
          </table:table-cell>
          <table:table-cell office:value-type="string">
            <text:p>0.939</text:p>
          </table:table-cell>
          <table:table-cell office:value-type="string">
            <text:p>InferenceSurvivalLogRank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bootstrap_two_sided_pval</text:p>
          </table:table-cell>
          <table:table-cell office:value-type="string">
            <text:p>0.45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4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5561403025200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8:51 EDT</text:p>
          </table:table-cell>
          <table:table-cell office:value-type="string">
            <text:p>2.141</text:p>
          </table:table-cell>
          <table:table-cell office:value-type="string">
            <text:p>InferenceSurvivalLogRank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4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8:53 EDT</text:p>
          </table:table-cell>
          <table:table-cell office:value-type="string">
            <text:p>2.417</text:p>
          </table:table-cell>
          <table:table-cell office:value-type="string">
            <text:p>InferenceSurvivalLogRank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40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4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0455840455840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8:56 EDT</text:p>
          </table:table-cell>
          <table:table-cell office:value-type="string">
            <text:p>2.865</text:p>
          </table:table-cell>
          <table:table-cell office:value-type="string">
            <text:p>InferenceSurvivalLogRank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4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8:56 EDT</text:p>
          </table:table-cell>
          <table:table-cell office:value-type="string">
            <text:p>0.392</text:p>
          </table:table-cell>
          <table:table-cell office:value-type="string">
            <text:p>InferenceSurvivalLogRank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51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4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1851851851851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8:56 EDT</text:p>
          </table:table-cell>
          <table:table-cell office:value-type="string">
            <text:p>0.001</text:p>
          </table:table-cell>
          <table:table-cell office:value-type="string">
            <text:p>InferenceSurvivalRestricted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treatment_estimate</text:p>
          </table:table-cell>
          <table:table-cell office:value-type="string">
            <text:p>-0.13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4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344311150329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8:56 EDT</text:p>
          </table:table-cell>
          <table:table-cell office:value-type="string">
            <text:p>0.001</text:p>
          </table:table-cell>
          <table:table-cell office:value-type="string">
            <text:p>InferenceSurvivalRestricted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32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4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2949847322452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8:56 EDT</text:p>
          </table:table-cell>
          <table:table-cell office:value-type="string">
            <text:p>0</text:p>
          </table:table-cell>
          <table:table-cell office:value-type="string">
            <text:p>InferenceSurvivalRestricted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asymp_confidence_interval</text:p>
          </table:table-cell>
          <table:table-cell office:value-type="string">
            <text:p>-0.405</text:p>
          </table:table-cell>
          <table:table-cell office:value-type="string">
            <text:p>0.13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04632638469569 0.13577040840370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8:56 EDT</text:p>
          </table:table-cell>
          <table:table-cell office:value-type="string">
            <text:p>0.108</text:p>
          </table:table-cell>
          <table:table-cell office:value-type="string">
            <text:p>InferenceSurvivalRestricted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4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8:58 EDT</text:p>
          </table:table-cell>
          <table:table-cell office:value-type="string">
            <text:p>1.31</text:p>
          </table:table-cell>
          <table:table-cell office:value-type="string">
            <text:p>InferenceSurvivalRestricted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bootstrap_confidence_interval</text:p>
          </table:table-cell>
          <table:table-cell office:value-type="string">
            <text:p>-0.404</text:p>
          </table:table-cell>
          <table:table-cell office:value-type="string">
            <text:p>0.14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04263719366613 0.14807354638464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8:59 EDT</text:p>
          </table:table-cell>
          <table:table-cell office:value-type="string">
            <text:p>1.377</text:p>
          </table:table-cell>
          <table:table-cell office:value-type="string">
            <text:p>InferenceSurvivalRestricted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bootstrap_two_sided_pval</text:p>
          </table:table-cell>
          <table:table-cell office:value-type="string">
            <text:p>0.35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5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5316406044735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9:02 EDT</text:p>
          </table:table-cell>
          <table:table-cell office:value-type="string">
            <text:p>2.854</text:p>
          </table:table-cell>
          <table:table-cell office:value-type="string">
            <text:p>InferenceSurvivalRestricted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5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9:04 EDT</text:p>
          </table:table-cell>
          <table:table-cell office:value-type="string">
            <text:p>2.145</text:p>
          </table:table-cell>
          <table:table-cell office:value-type="string">
            <text:p>InferenceSurvivalRestricted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32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5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2478632478632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9:07 EDT</text:p>
          </table:table-cell>
          <table:table-cell office:value-type="string">
            <text:p>2.463</text:p>
          </table:table-cell>
          <table:table-cell office:value-type="string">
            <text:p>InferenceSurvivalRestricted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5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9:07 EDT</text:p>
          </table:table-cell>
          <table:table-cell office:value-type="string">
            <text:p>0.395</text:p>
          </table:table-cell>
          <table:table-cell office:value-type="string">
            <text:p>InferenceSurvivalRestricted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51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5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1851851851851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9:07 EDT</text:p>
          </table:table-cell>
          <table:table-cell office:value-type="string">
            <text:p>0</text:p>
          </table:table-cell>
          <table:table-cell office:value-type="string">
            <text:p>InferenceSurvivalKM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treatment_estimate</text:p>
          </table:table-cell>
          <table:table-cell office:value-type="string">
            <text:p>-0.24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5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4404559614215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9:07 EDT</text:p>
          </table:table-cell>
          <table:table-cell office:value-type="string">
            <text:p>0.003</text:p>
          </table:table-cell>
          <table:table-cell office:value-type="string">
            <text:p>InferenceSurvivalKM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41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5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1351938925804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9:07 EDT</text:p>
          </table:table-cell>
          <table:table-cell office:value-type="string">
            <text:p>0.007</text:p>
          </table:table-cell>
          <table:table-cell office:value-type="string">
            <text:p>InferenceSurvivalKM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asymp_confidence_interval</text:p>
          </table:table-cell>
          <table:table-cell office:value-type="string">
            <text:p>-0.533</text:p>
          </table:table-cell>
          <table:table-cell office:value-type="string">
            <text:p>0.10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5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32661325202854 0.10789055226481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9:07 EDT</text:p>
          </table:table-cell>
          <table:table-cell office:value-type="string">
            <text:p>0.097</text:p>
          </table:table-cell>
          <table:table-cell office:value-type="string">
            <text:p>InferenceSurvivalKM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5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9:08 EDT</text:p>
          </table:table-cell>
          <table:table-cell office:value-type="string">
            <text:p>1.087</text:p>
          </table:table-cell>
          <table:table-cell office:value-type="string">
            <text:p>InferenceSurvivalKM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bootstrap_confidence_interval</text:p>
          </table:table-cell>
          <table:table-cell office:value-type="string">
            <text:p>-0.507</text:p>
          </table:table-cell>
          <table:table-cell office:value-type="string">
            <text:p>0.05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6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07032209666958 0.051592462477232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9:09 EDT</text:p>
          </table:table-cell>
          <table:table-cell office:value-type="string">
            <text:p>1.209</text:p>
          </table:table-cell>
          <table:table-cell office:value-type="string">
            <text:p>InferenceSurvivalKM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bootstrap_two_sided_pval</text:p>
          </table:table-cell>
          <table:table-cell office:value-type="string">
            <text:p>0.11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6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1343487365221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9:12 EDT</text:p>
          </table:table-cell>
          <table:table-cell office:value-type="string">
            <text:p>2.779</text:p>
          </table:table-cell>
          <table:table-cell office:value-type="string">
            <text:p>InferenceSurvivalKM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6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9:16 EDT</text:p>
          </table:table-cell>
          <table:table-cell office:value-type="string">
            <text:p>3.262</text:p>
          </table:table-cell>
          <table:table-cell office:value-type="string">
            <text:p>InferenceSurvivalKM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09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6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96866096866096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9:19 EDT</text:p>
          </table:table-cell>
          <table:table-cell office:value-type="string">
            <text:p>3.39</text:p>
          </table:table-cell>
          <table:table-cell office:value-type="string">
            <text:p>InferenceSurvivalKM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6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9:20 EDT</text:p>
          </table:table-cell>
          <table:table-cell office:value-type="string">
            <text:p>0.648</text:p>
          </table:table-cell>
          <table:table-cell office:value-type="string">
            <text:p>InferenceSurvivalKM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51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6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1851851851851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9:20 EDT</text:p>
          </table:table-cell>
          <table:table-cell office:value-type="string">
            <text:p>0.006</text:p>
          </table:table-cell>
          <table:table-cell office:value-type="string">
            <text:p>InferenceSurvivalUniWeibull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treatment_estimate</text:p>
          </table:table-cell>
          <table:table-cell office:value-type="string">
            <text:p>-0.08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6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83828441609722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9:20 EDT</text:p>
          </table:table-cell>
          <table:table-cell office:value-type="string">
            <text:p>0.051</text:p>
          </table:table-cell>
          <table:table-cell office:value-type="string">
            <text:p>InferenceSurvivalUniWeibull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49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6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90422388412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9:20 EDT</text:p>
          </table:table-cell>
          <table:table-cell office:value-type="string">
            <text:p>0</text:p>
          </table:table-cell>
          <table:table-cell office:value-type="string">
            <text:p>InferenceSurvivalUniWeibull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asymp_confidence_interval</text:p>
          </table:table-cell>
          <table:table-cell office:value-type="string">
            <text:p>-0.322</text:p>
          </table:table-cell>
          <table:table-cell office:value-type="string">
            <text:p>0.15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6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22070715012003 0.15441383179255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9:21 EDT</text:p>
          </table:table-cell>
          <table:table-cell office:value-type="string">
            <text:p>1.379</text:p>
          </table:table-cell>
          <table:table-cell office:value-type="string">
            <text:p>InferenceSurvivalUniWeibull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6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9:24 EDT</text:p>
          </table:table-cell>
          <table:table-cell office:value-type="string">
            <text:p>2.661</text:p>
          </table:table-cell>
          <table:table-cell office:value-type="string">
            <text:p>InferenceSurvivalUniWeibull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bootstrap_confidence_interval</text:p>
          </table:table-cell>
          <table:table-cell office:value-type="string">
            <text:p>-0.330</text:p>
          </table:table-cell>
          <table:table-cell office:value-type="string">
            <text:p>0.14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7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29802376167428 0.14478343204451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9:26 EDT</text:p>
          </table:table-cell>
          <table:table-cell office:value-type="string">
            <text:p>2.024</text:p>
          </table:table-cell>
          <table:table-cell office:value-type="string">
            <text:p>InferenceSurvivalUniWeibull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bootstrap_two_sided_pval</text:p>
          </table:table-cell>
          <table:table-cell office:value-type="string">
            <text:p>0.47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7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7591485329021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9:30 EDT</text:p>
          </table:table-cell>
          <table:table-cell office:value-type="string">
            <text:p>4.227</text:p>
          </table:table-cell>
          <table:table-cell office:value-type="string">
            <text:p>InferenceSurvivalUniWeibull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7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9:35 EDT</text:p>
          </table:table-cell>
          <table:table-cell office:value-type="string">
            <text:p>5.209</text:p>
          </table:table-cell>
          <table:table-cell office:value-type="string">
            <text:p>InferenceSurvivalUniWeibull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51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7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1282051282051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9:41 EDT</text:p>
          </table:table-cell>
          <table:table-cell office:value-type="string">
            <text:p>5.651</text:p>
          </table:table-cell>
          <table:table-cell office:value-type="string">
            <text:p>InferenceSurvivalUniWeibull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7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9:41 EDT</text:p>
          </table:table-cell>
          <table:table-cell office:value-type="string">
            <text:p>0.531</text:p>
          </table:table-cell>
          <table:table-cell office:value-type="string">
            <text:p>InferenceSurvivalUniWeibull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51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7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1851851851851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9:42 EDT</text:p>
          </table:table-cell>
          <table:table-cell office:value-type="string">
            <text:p>0.194</text:p>
          </table:table-cell>
          <table:table-cell office:value-type="string">
            <text:p>InferenceSurvivalMultiWeibull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treatment_estimate</text:p>
          </table:table-cell>
          <table:table-cell office:value-type="string">
            <text:p>-0.04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7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4792143954243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9:42 EDT</text:p>
          </table:table-cell>
          <table:table-cell office:value-type="string">
            <text:p>0</text:p>
          </table:table-cell>
          <table:table-cell office:value-type="string">
            <text:p>InferenceSurvivalMultiWeibull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56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7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6078806358470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9:42 EDT</text:p>
          </table:table-cell>
          <table:table-cell office:value-type="string">
            <text:p>0.001</text:p>
          </table:table-cell>
          <table:table-cell office:value-type="string">
            <text:p>InferenceSurvivalMultiWeibull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asymp_confidence_interval</text:p>
          </table:table-cell>
          <table:table-cell office:value-type="string">
            <text:p>-0.209</text:p>
          </table:table-cell>
          <table:table-cell office:value-type="string">
            <text:p>0.11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7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09394569213739 0.11355169012886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10:47 EDT</text:p>
          </table:table-cell>
          <table:table-cell office:value-type="string">
            <text:p>65.153</text:p>
          </table:table-cell>
          <table:table-cell office:value-type="string">
            <text:p>InferenceSurvivalMultiWeibull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7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11:13 EDT</text:p>
          </table:table-cell>
          <table:table-cell office:value-type="string">
            <text:p>26.226</text:p>
          </table:table-cell>
          <table:table-cell office:value-type="string">
            <text:p>InferenceSurvivalMultiWeibull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bootstrap_confidence_interval</text:p>
          </table:table-cell>
          <table:table-cell office:value-type="string">
            <text:p>-0.317</text:p>
          </table:table-cell>
          <table:table-cell office:value-type="string">
            <text:p>28.30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8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16722216471969 28.30185557634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11:39 EDT</text:p>
          </table:table-cell>
          <table:table-cell office:value-type="string">
            <text:p>26.337</text:p>
          </table:table-cell>
          <table:table-cell office:value-type="string">
            <text:p>InferenceSurvivalMultiWeibull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bootstrap_two_sided_pval</text:p>
          </table:table-cell>
          <table:table-cell office:value-type="string">
            <text:p>0.97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8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7118854292950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12:41 EDT</text:p>
          </table:table-cell>
          <table:table-cell office:value-type="string">
            <text:p>61.75</text:p>
          </table:table-cell>
          <table:table-cell office:value-type="string">
            <text:p>InferenceSurvivalMultiWeibull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8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13:44 EDT</text:p>
          </table:table-cell>
          <table:table-cell office:value-type="string">
            <text:p>62.5</text:p>
          </table:table-cell>
          <table:table-cell office:value-type="string">
            <text:p>InferenceSurvivalMultiWeibull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55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8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5270655270655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14:53 EDT</text:p>
          </table:table-cell>
          <table:table-cell office:value-type="string">
            <text:p>69.396</text:p>
          </table:table-cell>
          <table:table-cell office:value-type="string">
            <text:p>InferenceSurvivalMultiWeibull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1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8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17094017094017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14:53 EDT</text:p>
          </table:table-cell>
          <table:table-cell office:value-type="string">
            <text:p>0.298</text:p>
          </table:table-cell>
          <table:table-cell office:value-type="string">
            <text:p>InferenceSurvivalMultiWeibull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51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8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1851851851851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14:53 EDT</text:p>
          </table:table-cell>
          <table:table-cell office:value-type="string">
            <text:p>0.15</text:p>
          </table:table-cell>
          <table:table-cell office:value-type="string">
            <text:p>InferenceSurvivalUniDepCensTransform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treatment_estimate</text:p>
          </table:table-cell>
          <table:table-cell office:value-type="string">
            <text:p>-0.19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8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9792561300248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14:53 EDT</text:p>
          </table:table-cell>
          <table:table-cell office:value-type="string">
            <text:p>0</text:p>
          </table:table-cell>
          <table:table-cell office:value-type="string">
            <text:p>InferenceSurvivalUniDepCensTransform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22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8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2467299377870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14:53 EDT</text:p>
          </table:table-cell>
          <table:table-cell office:value-type="string">
            <text:p>0</text:p>
          </table:table-cell>
          <table:table-cell office:value-type="string">
            <text:p>InferenceSurvivalUniDepCensTransform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asymp_confidence_interval</text:p>
          </table:table-cell>
          <table:table-cell office:value-type="string">
            <text:p>-0.517</text:p>
          </table:table-cell>
          <table:table-cell office:value-type="string">
            <text:p>0.12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8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17418645388424 0.1215674193834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16:17 EDT</text:p>
          </table:table-cell>
          <table:table-cell office:value-type="string">
            <text:p>83.388</text:p>
          </table:table-cell>
          <table:table-cell office:value-type="string">
            <text:p>InferenceSurvivalUniDepCensTransform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8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16:17 EDT</text:p>
          </table:table-cell>
          <table:table-cell office:value-type="string">
            <text:p>0.001</text:p>
          </table:table-cell>
          <table:table-cell office:value-type="string">
            <text:p>InferenceSurvivalUniDepCensTransform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bootstrap_confidence_interval</text:p>
          </table:table-cell>
          <table:table-cell office:value-type="string">
            <text:p>-0.525</text:p>
          </table:table-cell>
          <table:table-cell office:value-type="string">
            <text:p>0.18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9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24944063592343 0.17983773713785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16:17 EDT</text:p>
          </table:table-cell>
          <table:table-cell office:value-type="string">
            <text:p>0.001</text:p>
          </table:table-cell>
          <table:table-cell office:value-type="string">
            <text:p>InferenceSurvivalUniDepCensTransform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bootstrap_two_sided_pval</text:p>
          </table:table-cell>
          <table:table-cell office:value-type="string">
            <text:p>0.26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9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6210826210826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17:08 EDT</text:p>
          </table:table-cell>
          <table:table-cell office:value-type="string">
            <text:p>51.591</text:p>
          </table:table-cell>
          <table:table-cell office:value-type="string">
            <text:p>InferenceSurvivalUniDepCensTransform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9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18:00 EDT</text:p>
          </table:table-cell>
          <table:table-cell office:value-type="string">
            <text:p>51.455</text:p>
          </table:table-cell>
          <table:table-cell office:value-type="string">
            <text:p>InferenceSurvivalUniDepCensTransform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17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9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7094017094017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18:44 EDT</text:p>
          </table:table-cell>
          <table:table-cell office:value-type="string">
            <text:p>43.884</text:p>
          </table:table-cell>
          <table:table-cell office:value-type="string">
            <text:p>InferenceSurvivalUniDepCensTransform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9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18:44 EDT</text:p>
          </table:table-cell>
          <table:table-cell office:value-type="string">
            <text:p>0.353</text:p>
          </table:table-cell>
          <table:table-cell office:value-type="string">
            <text:p>InferenceSurvivalUniDepCensTransform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51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9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1851851851851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21:51 EDT</text:p>
          </table:table-cell>
          <table:table-cell office:value-type="string">
            <text:p>187.058</text:p>
          </table:table-cell>
          <table:table-cell office:value-type="string">
            <text:p>InferenceSurvivalMultiDepCensTransform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treatment_estimate</text:p>
          </table:table-cell>
          <table:table-cell office:value-type="string">
            <text:p>-0.16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9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6817162758018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21:51 EDT</text:p>
          </table:table-cell>
          <table:table-cell office:value-type="string">
            <text:p>0.001</text:p>
          </table:table-cell>
          <table:table-cell office:value-type="string">
            <text:p>InferenceSurvivalMultiDepCensTransform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07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9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71308114844117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21:51 EDT</text:p>
          </table:table-cell>
          <table:table-cell office:value-type="string">
            <text:p>0</text:p>
          </table:table-cell>
          <table:table-cell office:value-type="string">
            <text:p>InferenceSurvivalMultiDepCensTransform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asymp_confidence_interval</text:p>
          </table:table-cell>
          <table:table-cell office:value-type="string">
            <text:p>-0.351</text:p>
          </table:table-cell>
          <table:table-cell office:value-type="string">
            <text:p>0.01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9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50932069662414 0.014588814502041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03:12 EDT</text:p>
          </table:table-cell>
          <table:table-cell office:value-type="string">
            <text:p>6080.358</text:p>
          </table:table-cell>
          <table:table-cell office:value-type="string">
            <text:p>InferenceSurvivalMultiDepCensTransform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9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03:12 EDT</text:p>
          </table:table-cell>
          <table:table-cell office:value-type="string">
            <text:p>0</text:p>
          </table:table-cell>
          <table:table-cell office:value-type="string">
            <text:p>InferenceSurvivalMultiDepCensTransform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bootstrap_confidence_interval</text:p>
          </table:table-cell>
          <table:table-cell office:value-type="string">
            <text:p>-0.547</text:p>
          </table:table-cell>
          <table:table-cell office:value-type="string">
            <text:p>0.16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0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46537591706273 0.16945155312156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03:12 EDT</text:p>
          </table:table-cell>
          <table:table-cell office:value-type="string">
            <text:p>0</text:p>
          </table:table-cell>
          <table:table-cell office:value-type="string">
            <text:p>InferenceSurvivalMultiDepCensTransform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bootstrap_two_sided_pval</text:p>
          </table:table-cell>
          <table:table-cell office:value-type="string">
            <text:p>0.37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0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703703703703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8:34:12 EDT</text:p>
          </table:table-cell>
          <table:table-cell office:value-type="string">
            <text:p>5460.404</text:p>
          </table:table-cell>
          <table:table-cell office:value-type="string">
            <text:p>InferenceSurvivalMultiDepCensTransform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0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0:01:39 EDT</text:p>
          </table:table-cell>
          <table:table-cell office:value-type="string">
            <text:p>5247.197</text:p>
          </table:table-cell>
          <table:table-cell office:value-type="string">
            <text:p>InferenceSurvivalMultiDepCensTransform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0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4:47 EDT</text:p>
          </table:table-cell>
          <table:table-cell office:value-type="string">
            <text:p>7387.821</text:p>
          </table:table-cell>
          <table:table-cell office:value-type="string">
            <text:p>InferenceSurvivalMultiDepCensTransform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0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4:47 EDT</text:p>
          </table:table-cell>
          <table:table-cell office:value-type="string">
            <text:p>0.222</text:p>
          </table:table-cell>
          <table:table-cell office:value-type="string">
            <text:p>InferenceSurvivalMultiDepCensTransform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51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0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1851851851851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4:47 EDT</text:p>
          </table:table-cell>
          <table:table-cell office:value-type="string">
            <text:p>0.002</text:p>
          </table:table-cell>
          <table:table-cell office:value-type="string">
            <text:p>InferenceSurvivalUniCoxPH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treatment_estimate</text:p>
          </table:table-cell>
          <table:table-cell office:value-type="string">
            <text:p>0.14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0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4842347944460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4:47 EDT</text:p>
          </table:table-cell>
          <table:table-cell office:value-type="string">
            <text:p>0</text:p>
          </table:table-cell>
          <table:table-cell office:value-type="string">
            <text:p>InferenceSurvivalUniCoxPH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41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0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1394099391764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4:47 EDT</text:p>
          </table:table-cell>
          <table:table-cell office:value-type="string">
            <text:p>0</text:p>
          </table:table-cell>
          <table:table-cell office:value-type="string">
            <text:p>InferenceSurvivalUniCoxPH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asymp_confidence_interval</text:p>
          </table:table-cell>
          <table:table-cell office:value-type="string">
            <text:p>-0.208</text:p>
          </table:table-cell>
          <table:table-cell office:value-type="string">
            <text:p>0.50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0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0765057641999 0.50449753530919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4:48 EDT</text:p>
          </table:table-cell>
          <table:table-cell office:value-type="string">
            <text:p>0.88</text:p>
          </table:table-cell>
          <table:table-cell office:value-type="string">
            <text:p>InferenceSurvivalUniCoxPH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0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4:49 EDT</text:p>
          </table:table-cell>
          <table:table-cell office:value-type="string">
            <text:p>1.347</text:p>
          </table:table-cell>
          <table:table-cell office:value-type="string">
            <text:p>InferenceSurvivalUniCoxPH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bootstrap_confidence_interval</text:p>
          </table:table-cell>
          <table:table-cell office:value-type="string">
            <text:p>-0.201</text:p>
          </table:table-cell>
          <table:table-cell office:value-type="string">
            <text:p>0.48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1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01344076025458 0.48807737578548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4:51 EDT</text:p>
          </table:table-cell>
          <table:table-cell office:value-type="string">
            <text:p>1.436</text:p>
          </table:table-cell>
          <table:table-cell office:value-type="string">
            <text:p>InferenceSurvivalUniCoxPH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bootstrap_two_sided_pval</text:p>
          </table:table-cell>
          <table:table-cell office:value-type="string">
            <text:p>0.41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1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1379940685676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4:54 EDT</text:p>
          </table:table-cell>
          <table:table-cell office:value-type="string">
            <text:p>3.599</text:p>
          </table:table-cell>
          <table:table-cell office:value-type="string">
            <text:p>InferenceSurvivalUniCoxPH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1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4:59 EDT</text:p>
          </table:table-cell>
          <table:table-cell office:value-type="string">
            <text:p>4.131</text:p>
          </table:table-cell>
          <table:table-cell office:value-type="string">
            <text:p>InferenceSurvivalUniCoxPH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41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1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102564102564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5:03 EDT</text:p>
          </table:table-cell>
          <table:table-cell office:value-type="string">
            <text:p>4.498</text:p>
          </table:table-cell>
          <table:table-cell office:value-type="string">
            <text:p>InferenceSurvivalUniCoxPH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1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5:03 EDT</text:p>
          </table:table-cell>
          <table:table-cell office:value-type="string">
            <text:p>0.409</text:p>
          </table:table-cell>
          <table:table-cell office:value-type="string">
            <text:p>InferenceSurvivalUniCoxPH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51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1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1851851851851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5:04 EDT</text:p>
          </table:table-cell>
          <table:table-cell office:value-type="string">
            <text:p>0.029</text:p>
          </table:table-cell>
          <table:table-cell office:value-type="string">
            <text:p>InferenceSurvivalMultiCoxPH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treatment_estimate</text:p>
          </table:table-cell>
          <table:table-cell office:value-type="string">
            <text:p>0.30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1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0153525037200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5:04 EDT</text:p>
          </table:table-cell>
          <table:table-cell office:value-type="string">
            <text:p>0</text:p>
          </table:table-cell>
          <table:table-cell office:value-type="string">
            <text:p>InferenceSurvivalMultiCoxPH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13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1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3058597018110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5:04 EDT</text:p>
          </table:table-cell>
          <table:table-cell office:value-type="string">
            <text:p>0.001</text:p>
          </table:table-cell>
          <table:table-cell office:value-type="string">
            <text:p>InferenceSurvivalMultiCoxPH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asymp_confidence_interval</text:p>
          </table:table-cell>
          <table:table-cell office:value-type="string">
            <text:p>-0.089</text:p>
          </table:table-cell>
          <table:table-cell office:value-type="string">
            <text:p>0.69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1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893895453246049 0.69246004606861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5:12 EDT</text:p>
          </table:table-cell>
          <table:table-cell office:value-type="string">
            <text:p>8.067</text:p>
          </table:table-cell>
          <table:table-cell office:value-type="string">
            <text:p>InferenceSurvivalMultiCoxPH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1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5:17 EDT</text:p>
          </table:table-cell>
          <table:table-cell office:value-type="string">
            <text:p>5.306</text:p>
          </table:table-cell>
          <table:table-cell office:value-type="string">
            <text:p>InferenceSurvivalMultiCoxPH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bootstrap_confidence_interval</text:p>
          </table:table-cell>
          <table:table-cell office:value-type="string">
            <text:p>-0.734</text:p>
          </table:table-cell>
          <table:table-cell office:value-type="string">
            <text:p>1.29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2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733665404891426 1.2902787017129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5:22 EDT</text:p>
          </table:table-cell>
          <table:table-cell office:value-type="string">
            <text:p>5.351</text:p>
          </table:table-cell>
          <table:table-cell office:value-type="string">
            <text:p>InferenceSurvivalMultiCoxPH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bootstrap_two_sided_pval</text:p>
          </table:table-cell>
          <table:table-cell office:value-type="string">
            <text:p>0.51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2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108364865220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5:35 EDT</text:p>
          </table:table-cell>
          <table:table-cell office:value-type="string">
            <text:p>12.718</text:p>
          </table:table-cell>
          <table:table-cell office:value-type="string">
            <text:p>InferenceSurvivalMultiCoxPH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2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5:47 EDT</text:p>
          </table:table-cell>
          <table:table-cell office:value-type="string">
            <text:p>12.485</text:p>
          </table:table-cell>
          <table:table-cell office:value-type="string">
            <text:p>InferenceSurvivalMultiCoxPH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45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2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5584045584045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6:00 EDT</text:p>
          </table:table-cell>
          <table:table-cell office:value-type="string">
            <text:p>12.611</text:p>
          </table:table-cell>
          <table:table-cell office:value-type="string">
            <text:p>InferenceSurvivalMultiCoxPH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2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6:01 EDT</text:p>
          </table:table-cell>
          <table:table-cell office:value-type="string">
            <text:p>0.452</text:p>
          </table:table-cell>
          <table:table-cell office:value-type="string">
            <text:p>InferenceSurvivalMultiCoxPH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51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2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1851851851851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6:01 EDT</text:p>
          </table:table-cell>
          <table:table-cell office:value-type="string">
            <text:p>0.009</text:p>
          </table:table-cell>
          <table:table-cell office:value-type="string">
            <text:p>InferenceSurvivalUniStratCoxPH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treatment_estimate</text:p>
          </table:table-cell>
          <table:table-cell office:value-type="string">
            <text:p>0.19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2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93854869102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6:01 EDT</text:p>
          </table:table-cell>
          <table:table-cell office:value-type="string">
            <text:p>0</text:p>
          </table:table-cell>
          <table:table-cell office:value-type="string">
            <text:p>InferenceSurvivalUniStratCoxPH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30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2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0333076095006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6:01 EDT</text:p>
          </table:table-cell>
          <table:table-cell office:value-type="string">
            <text:p>0.001</text:p>
          </table:table-cell>
          <table:table-cell office:value-type="string">
            <text:p>InferenceSurvivalUniStratCoxPH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asymp_confidence_interval</text:p>
          </table:table-cell>
          <table:table-cell office:value-type="string">
            <text:p>-0.175</text:p>
          </table:table-cell>
          <table:table-cell office:value-type="string">
            <text:p>0.56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2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75272018152667 0.56298175635826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6:03 EDT</text:p>
          </table:table-cell>
          <table:table-cell office:value-type="string">
            <text:p>2.615</text:p>
          </table:table-cell>
          <table:table-cell office:value-type="string">
            <text:p>InferenceSurvivalUniStratCoxPH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2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6:06 EDT</text:p>
          </table:table-cell>
          <table:table-cell office:value-type="string">
            <text:p>2.554</text:p>
          </table:table-cell>
          <table:table-cell office:value-type="string">
            <text:p>InferenceSurvivalUniStratCoxPH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bootstrap_confidence_interval</text:p>
          </table:table-cell>
          <table:table-cell office:value-type="string">
            <text:p>-0.108</text:p>
          </table:table-cell>
          <table:table-cell office:value-type="string">
            <text:p>0.60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3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08286832149313 0.60787702009118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6:08 EDT</text:p>
          </table:table-cell>
          <table:table-cell office:value-type="string">
            <text:p>2.546</text:p>
          </table:table-cell>
          <table:table-cell office:value-type="string">
            <text:p>InferenceSurvivalUniStratCoxPH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bootstrap_two_sided_pval</text:p>
          </table:table-cell>
          <table:table-cell office:value-type="string">
            <text:p>0.20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3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0407441370709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6:15 EDT</text:p>
          </table:table-cell>
          <table:table-cell office:value-type="string">
            <text:p>6.33</text:p>
          </table:table-cell>
          <table:table-cell office:value-type="string">
            <text:p>InferenceSurvivalUniStratCoxPH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3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6:21 EDT</text:p>
          </table:table-cell>
          <table:table-cell office:value-type="string">
            <text:p>5.925</text:p>
          </table:table-cell>
          <table:table-cell office:value-type="string">
            <text:p>InferenceSurvivalUniStratCoxPH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31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3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1339031339031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6:25 EDT</text:p>
          </table:table-cell>
          <table:table-cell office:value-type="string">
            <text:p>4.398</text:p>
          </table:table-cell>
          <table:table-cell office:value-type="string">
            <text:p>InferenceSurvivalUniStratCoxPH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3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6:25 EDT</text:p>
          </table:table-cell>
          <table:table-cell office:value-type="string">
            <text:p>0.317</text:p>
          </table:table-cell>
          <table:table-cell office:value-type="string">
            <text:p>InferenceSurvivalUniStratCoxPH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51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3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1851851851851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6:25 EDT</text:p>
          </table:table-cell>
          <table:table-cell office:value-type="string">
            <text:p>0.063</text:p>
          </table:table-cell>
          <table:table-cell office:value-type="string">
            <text:p>InferenceSurvivalMultiStratCoxPH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treatment_estimate</text:p>
          </table:table-cell>
          <table:table-cell office:value-type="string">
            <text:p>0.25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3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5572168489847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6:25 EDT</text:p>
          </table:table-cell>
          <table:table-cell office:value-type="string">
            <text:p>0</text:p>
          </table:table-cell>
          <table:table-cell office:value-type="string">
            <text:p>InferenceSurvivalMultiStratCoxPH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25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3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4974389966297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6:25 EDT</text:p>
          </table:table-cell>
          <table:table-cell office:value-type="string">
            <text:p>0</text:p>
          </table:table-cell>
          <table:table-cell office:value-type="string">
            <text:p>InferenceSurvivalMultiStratCoxPH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asymp_confidence_interval</text:p>
          </table:table-cell>
          <table:table-cell office:value-type="string">
            <text:p>-0.180</text:p>
          </table:table-cell>
          <table:table-cell office:value-type="string">
            <text:p>0.69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3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79741076745584 0.6911844465425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6:40 EDT</text:p>
          </table:table-cell>
          <table:table-cell office:value-type="string">
            <text:p>15.02</text:p>
          </table:table-cell>
          <table:table-cell office:value-type="string">
            <text:p>InferenceSurvivalMultiStratCoxPH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3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6:49 EDT</text:p>
          </table:table-cell>
          <table:table-cell office:value-type="string">
            <text:p>8.215</text:p>
          </table:table-cell>
          <table:table-cell office:value-type="string">
            <text:p>InferenceSurvivalMultiStratCoxPH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bootstrap_confidence_interval</text:p>
          </table:table-cell>
          <table:table-cell office:value-type="string">
            <text:p>-0.596</text:p>
          </table:table-cell>
          <table:table-cell office:value-type="string">
            <text:p>1.10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4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95585281763016 1.1005063635269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6:57 EDT</text:p>
          </table:table-cell>
          <table:table-cell office:value-type="string">
            <text:p>8.558</text:p>
          </table:table-cell>
          <table:table-cell office:value-type="string">
            <text:p>InferenceSurvivalMultiStratCoxPH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bootstrap_two_sided_pval</text:p>
          </table:table-cell>
          <table:table-cell office:value-type="string">
            <text:p>0.66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4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6091708116830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7:17 EDT</text:p>
          </table:table-cell>
          <table:table-cell office:value-type="string">
            <text:p>19.456</text:p>
          </table:table-cell>
          <table:table-cell office:value-type="string">
            <text:p>InferenceSurvivalMultiStratCoxPH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4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7:35 EDT</text:p>
          </table:table-cell>
          <table:table-cell office:value-type="string">
            <text:p>18.499</text:p>
          </table:table-cell>
          <table:table-cell office:value-type="string">
            <text:p>InferenceSurvivalMultiStratCoxPH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62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4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2108262108262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7:55 EDT</text:p>
          </table:table-cell>
          <table:table-cell office:value-type="string">
            <text:p>19.803</text:p>
          </table:table-cell>
          <table:table-cell office:value-type="string">
            <text:p>InferenceSurvivalMultiStratCoxPH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4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7:55 EDT</text:p>
          </table:table-cell>
          <table:table-cell office:value-type="string">
            <text:p>0.413</text:p>
          </table:table-cell>
          <table:table-cell office:value-type="string">
            <text:p>InferenceSurvivalMultiStratCoxPH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51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4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1851851851851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7:56 EDT</text:p>
          </table:table-cell>
          <table:table-cell office:value-type="string">
            <text:p>0.007</text:p>
          </table:table-cell>
          <table:table-cell office:value-type="string">
            <text:p>InferenceSurvivalGehanWilcox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treatment_estimate</text:p>
          </table:table-cell>
          <table:table-cell office:value-type="string">
            <text:p>-0.08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4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8234035914345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7:56 EDT</text:p>
          </table:table-cell>
          <table:table-cell office:value-type="string">
            <text:p>0.003</text:p>
          </table:table-cell>
          <table:table-cell office:value-type="string">
            <text:p>InferenceSurvivalGehanWilcox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21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4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1359375747199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7:56 EDT</text:p>
          </table:table-cell>
          <table:table-cell office:value-type="string">
            <text:p>0.001</text:p>
          </table:table-cell>
          <table:table-cell office:value-type="string">
            <text:p>InferenceSurvivalGehanWilcox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asymp_confidence_interval</text:p>
          </table:table-cell>
          <table:table-cell office:value-type="string">
            <text:p>-0.204</text:p>
          </table:table-cell>
          <table:table-cell office:value-type="string">
            <text:p>0.03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4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03975964684738 0.039295246397821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7:57 EDT</text:p>
          </table:table-cell>
          <table:table-cell office:value-type="string">
            <text:p>1.485</text:p>
          </table:table-cell>
          <table:table-cell office:value-type="string">
            <text:p>InferenceSurvivalGehanWilcox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4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7:59 EDT</text:p>
          </table:table-cell>
          <table:table-cell office:value-type="string">
            <text:p>1.749</text:p>
          </table:table-cell>
          <table:table-cell office:value-type="string">
            <text:p>InferenceSurvivalGehanWilcox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bootstrap_confidence_interval</text:p>
          </table:table-cell>
          <table:table-cell office:value-type="string">
            <text:p>-0.194</text:p>
          </table:table-cell>
          <table:table-cell office:value-type="string">
            <text:p>0.03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5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94307635375739 0.03033106061463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8:01 EDT</text:p>
          </table:table-cell>
          <table:table-cell office:value-type="string">
            <text:p>2.089</text:p>
          </table:table-cell>
          <table:table-cell office:value-type="string">
            <text:p>InferenceSurvivalGehanWilcox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bootstrap_two_sided_pval</text:p>
          </table:table-cell>
          <table:table-cell office:value-type="string">
            <text:p>0.14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5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4698516668415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8:04 EDT</text:p>
          </table:table-cell>
          <table:table-cell office:value-type="string">
            <text:p>3.186</text:p>
          </table:table-cell>
          <table:table-cell office:value-type="string">
            <text:p>InferenceSurvivalGehanWilcox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5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8:08 EDT</text:p>
          </table:table-cell>
          <table:table-cell office:value-type="string">
            <text:p>3.439</text:p>
          </table:table-cell>
          <table:table-cell office:value-type="string">
            <text:p>InferenceSurvivalGehanWilcox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18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5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8803418803418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8:12 EDT</text:p>
          </table:table-cell>
          <table:table-cell office:value-type="string">
            <text:p>3.986</text:p>
          </table:table-cell>
          <table:table-cell office:value-type="string">
            <text:p>InferenceSurvivalGehanWilcox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16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5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6524216524216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8:12 EDT</text:p>
          </table:table-cell>
          <table:table-cell office:value-type="string">
            <text:p>0.344</text:p>
          </table:table-cell>
          <table:table-cell office:value-type="string">
            <text:p>InferenceSurvivalGehanWilcox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30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5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0769230769230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8:12 EDT</text:p>
          </table:table-cell>
          <table:table-cell office:value-type="string">
            <text:p>0</text:p>
          </table:table-cell>
          <table:table-cell office:value-type="string">
            <text:p>InferenceSurvivalLogRank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treatment_estimate</text:p>
          </table:table-cell>
          <table:table-cell office:value-type="string">
            <text:p>-0.14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5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4919432324015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8:12 EDT</text:p>
          </table:table-cell>
          <table:table-cell office:value-type="string">
            <text:p>0.021</text:p>
          </table:table-cell>
          <table:table-cell office:value-type="string">
            <text:p>InferenceSurvivalLogRank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29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5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9780871861137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8:12 EDT</text:p>
          </table:table-cell>
          <table:table-cell office:value-type="string">
            <text:p>0</text:p>
          </table:table-cell>
          <table:table-cell office:value-type="string">
            <text:p>InferenceSurvivalLogRank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asymp_confidence_interval</text:p>
          </table:table-cell>
          <table:table-cell office:value-type="string">
            <text:p>-0.430</text:p>
          </table:table-cell>
          <table:table-cell office:value-type="string">
            <text:p>0.13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5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29535959453294 0.13114731297298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8:12 EDT</text:p>
          </table:table-cell>
          <table:table-cell office:value-type="string">
            <text:p>0.05</text:p>
          </table:table-cell>
          <table:table-cell office:value-type="string">
            <text:p>InferenceSurvivalLogRank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5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8:13 EDT</text:p>
          </table:table-cell>
          <table:table-cell office:value-type="string">
            <text:p>1.188</text:p>
          </table:table-cell>
          <table:table-cell office:value-type="string">
            <text:p>InferenceSurvivalLogRank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bootstrap_confidence_interval</text:p>
          </table:table-cell>
          <table:table-cell office:value-type="string">
            <text:p>-0.397</text:p>
          </table:table-cell>
          <table:table-cell office:value-type="string">
            <text:p>0.14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6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97174489155281 0.1456639990107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8:14 EDT</text:p>
          </table:table-cell>
          <table:table-cell office:value-type="string">
            <text:p>1.184</text:p>
          </table:table-cell>
          <table:table-cell office:value-type="string">
            <text:p>InferenceSurvivalLogRank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bootstrap_two_sided_pval</text:p>
          </table:table-cell>
          <table:table-cell office:value-type="string">
            <text:p>0.34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6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4044205199627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8:17 EDT</text:p>
          </table:table-cell>
          <table:table-cell office:value-type="string">
            <text:p>2.713</text:p>
          </table:table-cell>
          <table:table-cell office:value-type="string">
            <text:p>InferenceSurvivalLogRank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6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8:20 EDT</text:p>
          </table:table-cell>
          <table:table-cell office:value-type="string">
            <text:p>3.182</text:p>
          </table:table-cell>
          <table:table-cell office:value-type="string">
            <text:p>InferenceSurvivalLogRank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31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6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1339031339031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8:24 EDT</text:p>
          </table:table-cell>
          <table:table-cell office:value-type="string">
            <text:p>3.378</text:p>
          </table:table-cell>
          <table:table-cell office:value-type="string">
            <text:p>InferenceSurvivalLogRank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1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6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17094017094017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8:24 EDT</text:p>
          </table:table-cell>
          <table:table-cell office:value-type="string">
            <text:p>0.436</text:p>
          </table:table-cell>
          <table:table-cell office:value-type="string">
            <text:p>InferenceSurvivalLogRank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30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6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0769230769230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8:24 EDT</text:p>
          </table:table-cell>
          <table:table-cell office:value-type="string">
            <text:p>0.001</text:p>
          </table:table-cell>
          <table:table-cell office:value-type="string">
            <text:p>InferenceSurvivalRestricted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treatment_estimate</text:p>
          </table:table-cell>
          <table:table-cell office:value-type="string">
            <text:p>0.19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6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967380675205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8:24 EDT</text:p>
          </table:table-cell>
          <table:table-cell office:value-type="string">
            <text:p>0</text:p>
          </table:table-cell>
          <table:table-cell office:value-type="string">
            <text:p>InferenceSurvivalRestricted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19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6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9139754105083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8:24 EDT</text:p>
          </table:table-cell>
          <table:table-cell office:value-type="string">
            <text:p>0</text:p>
          </table:table-cell>
          <table:table-cell office:value-type="string">
            <text:p>InferenceSurvivalRestricted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asymp_confidence_interval</text:p>
          </table:table-cell>
          <table:table-cell office:value-type="string">
            <text:p>-0.098</text:p>
          </table:table-cell>
          <table:table-cell office:value-type="string">
            <text:p>0.49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6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984112019490128 0.49188733699005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8:24 EDT</text:p>
          </table:table-cell>
          <table:table-cell office:value-type="string">
            <text:p>0.089</text:p>
          </table:table-cell>
          <table:table-cell office:value-type="string">
            <text:p>InferenceSurvivalRestricted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6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8:26 EDT</text:p>
          </table:table-cell>
          <table:table-cell office:value-type="string">
            <text:p>1.666</text:p>
          </table:table-cell>
          <table:table-cell office:value-type="string">
            <text:p>InferenceSurvivalRestricted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bootstrap_confidence_interval</text:p>
          </table:table-cell>
          <table:table-cell office:value-type="string">
            <text:p>-0.094</text:p>
          </table:table-cell>
          <table:table-cell office:value-type="string">
            <text:p>0.49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7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937808303170851 0.49854827639278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8:27 EDT</text:p>
          </table:table-cell>
          <table:table-cell office:value-type="string">
            <text:p>0.915</text:p>
          </table:table-cell>
          <table:table-cell office:value-type="string">
            <text:p>InferenceSurvivalRestricted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bootstrap_two_sided_pval</text:p>
          </table:table-cell>
          <table:table-cell office:value-type="string">
            <text:p>0.15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7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5658705035054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8:29 EDT</text:p>
          </table:table-cell>
          <table:table-cell office:value-type="string">
            <text:p>1.969</text:p>
          </table:table-cell>
          <table:table-cell office:value-type="string">
            <text:p>InferenceSurvivalRestricted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7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8:31 EDT</text:p>
          </table:table-cell>
          <table:table-cell office:value-type="string">
            <text:p>2.278</text:p>
          </table:table-cell>
          <table:table-cell office:value-type="string">
            <text:p>InferenceSurvivalRestricted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23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7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3361823361823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8:34 EDT</text:p>
          </table:table-cell>
          <table:table-cell office:value-type="string">
            <text:p>2.621</text:p>
          </table:table-cell>
          <table:table-cell office:value-type="string">
            <text:p>InferenceSurvivalRestricted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7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8:34 EDT</text:p>
          </table:table-cell>
          <table:table-cell office:value-type="string">
            <text:p>0.356</text:p>
          </table:table-cell>
          <table:table-cell office:value-type="string">
            <text:p>InferenceSurvivalRestricted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30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7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0769230769230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8:34 EDT</text:p>
          </table:table-cell>
          <table:table-cell office:value-type="string">
            <text:p>0</text:p>
          </table:table-cell>
          <table:table-cell office:value-type="string">
            <text:p>InferenceSurvivalKM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treatment_estimate</text:p>
          </table:table-cell>
          <table:table-cell office:value-type="string">
            <text:p>0.23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7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3419712224611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8:34 EDT</text:p>
          </table:table-cell>
          <table:table-cell office:value-type="string">
            <text:p>0.002</text:p>
          </table:table-cell>
          <table:table-cell office:value-type="string">
            <text:p>InferenceSurvivalKM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29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7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9780871861137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8:34 EDT</text:p>
          </table:table-cell>
          <table:table-cell office:value-type="string">
            <text:p>0.007</text:p>
          </table:table-cell>
          <table:table-cell office:value-type="string">
            <text:p>InferenceSurvivalKM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asymp_confidence_interval</text:p>
          </table:table-cell>
          <table:table-cell office:value-type="string">
            <text:p>-0.034</text:p>
          </table:table-cell>
          <table:table-cell office:value-type="string">
            <text:p>0.68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7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335735449997085 0.68320908996198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8:34 EDT</text:p>
          </table:table-cell>
          <table:table-cell office:value-type="string">
            <text:p>0.086</text:p>
          </table:table-cell>
          <table:table-cell office:value-type="string">
            <text:p>InferenceSurvivalKM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7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8:35 EDT</text:p>
          </table:table-cell>
          <table:table-cell office:value-type="string">
            <text:p>1.1</text:p>
          </table:table-cell>
          <table:table-cell office:value-type="string">
            <text:p>InferenceSurvivalKM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bootstrap_confidence_interval</text:p>
          </table:table-cell>
          <table:table-cell office:value-type="string">
            <text:p>-0.084</text:p>
          </table:table-cell>
          <table:table-cell office:value-type="string">
            <text:p>0.60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8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837540026434257 0.60696312868226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8:37 EDT</text:p>
          </table:table-cell>
          <table:table-cell office:value-type="string">
            <text:p>1.312</text:p>
          </table:table-cell>
          <table:table-cell office:value-type="string">
            <text:p>InferenceSurvivalKM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bootstrap_two_sided_pval</text:p>
          </table:table-cell>
          <table:table-cell office:value-type="string">
            <text:p>0.23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8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3710964341452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8:39 EDT</text:p>
          </table:table-cell>
          <table:table-cell office:value-type="string">
            <text:p>2.794</text:p>
          </table:table-cell>
          <table:table-cell office:value-type="string">
            <text:p>InferenceSurvivalKM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8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8:43 EDT</text:p>
          </table:table-cell>
          <table:table-cell office:value-type="string">
            <text:p>3.333</text:p>
          </table:table-cell>
          <table:table-cell office:value-type="string">
            <text:p>InferenceSurvivalKM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10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8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0826210826210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8:46 EDT</text:p>
          </table:table-cell>
          <table:table-cell office:value-type="string">
            <text:p>3.467</text:p>
          </table:table-cell>
          <table:table-cell office:value-type="string">
            <text:p>InferenceSurvivalKM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8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8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79772079772079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8:47 EDT</text:p>
          </table:table-cell>
          <table:table-cell office:value-type="string">
            <text:p>0.446</text:p>
          </table:table-cell>
          <table:table-cell office:value-type="string">
            <text:p>InferenceSurvivalKM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30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8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0769230769230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8:47 EDT</text:p>
          </table:table-cell>
          <table:table-cell office:value-type="string">
            <text:p>0.003</text:p>
          </table:table-cell>
          <table:table-cell office:value-type="string">
            <text:p>InferenceSurvivalUniWeibull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treatment_estimate</text:p>
          </table:table-cell>
          <table:table-cell office:value-type="string">
            <text:p>0.15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8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5557675221899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8:47 EDT</text:p>
          </table:table-cell>
          <table:table-cell office:value-type="string">
            <text:p>0.044</text:p>
          </table:table-cell>
          <table:table-cell office:value-type="string">
            <text:p>InferenceSurvivalUniWeibull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21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8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1181308285699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8:47 EDT</text:p>
          </table:table-cell>
          <table:table-cell office:value-type="string">
            <text:p>0</text:p>
          </table:table-cell>
          <table:table-cell office:value-type="string">
            <text:p>InferenceSurvivalUniWeibull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asymp_confidence_interval</text:p>
          </table:table-cell>
          <table:table-cell office:value-type="string">
            <text:p>-0.089</text:p>
          </table:table-cell>
          <table:table-cell office:value-type="string">
            <text:p>0.40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8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886375245809596 0.39979102901895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8:48 EDT</text:p>
          </table:table-cell>
          <table:table-cell office:value-type="string">
            <text:p>1.265</text:p>
          </table:table-cell>
          <table:table-cell office:value-type="string">
            <text:p>InferenceSurvivalUniWeibull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8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8:50 EDT</text:p>
          </table:table-cell>
          <table:table-cell office:value-type="string">
            <text:p>2.506</text:p>
          </table:table-cell>
          <table:table-cell office:value-type="string">
            <text:p>InferenceSurvivalUniWeibull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bootstrap_confidence_interval</text:p>
          </table:table-cell>
          <table:table-cell office:value-type="string">
            <text:p>-0.126</text:p>
          </table:table-cell>
          <table:table-cell office:value-type="string">
            <text:p>0.37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9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25506845423683 0.37638326056724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8:52 EDT</text:p>
          </table:table-cell>
          <table:table-cell office:value-type="string">
            <text:p>1.672</text:p>
          </table:table-cell>
          <table:table-cell office:value-type="string">
            <text:p>InferenceSurvivalUniWeibull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bootstrap_two_sided_pval</text:p>
          </table:table-cell>
          <table:table-cell office:value-type="string">
            <text:p>0.23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9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3602338376486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8:56 EDT</text:p>
          </table:table-cell>
          <table:table-cell office:value-type="string">
            <text:p>4.151</text:p>
          </table:table-cell>
          <table:table-cell office:value-type="string">
            <text:p>InferenceSurvivalUniWeibull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9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9:01 EDT</text:p>
          </table:table-cell>
          <table:table-cell office:value-type="string">
            <text:p>4.754</text:p>
          </table:table-cell>
          <table:table-cell office:value-type="string">
            <text:p>InferenceSurvivalUniWeibull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25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9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5071225071225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9:06 EDT</text:p>
          </table:table-cell>
          <table:table-cell office:value-type="string">
            <text:p>5.337</text:p>
          </table:table-cell>
          <table:table-cell office:value-type="string">
            <text:p>InferenceSurvivalUniWeibull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9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9:07 EDT</text:p>
          </table:table-cell>
          <table:table-cell office:value-type="string">
            <text:p>0.422</text:p>
          </table:table-cell>
          <table:table-cell office:value-type="string">
            <text:p>InferenceSurvivalUniWeibull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30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9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0769230769230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9:07 EDT</text:p>
          </table:table-cell>
          <table:table-cell office:value-type="string">
            <text:p>0.146</text:p>
          </table:table-cell>
          <table:table-cell office:value-type="string">
            <text:p>InferenceSurvivalMultiWeibull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treatment_estimate</text:p>
          </table:table-cell>
          <table:table-cell office:value-type="string">
            <text:p>0.05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9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5181764877265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9:07 EDT</text:p>
          </table:table-cell>
          <table:table-cell office:value-type="string">
            <text:p>0</text:p>
          </table:table-cell>
          <table:table-cell office:value-type="string">
            <text:p>InferenceSurvivalMultiWeibull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53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9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3785004797544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09:07 EDT</text:p>
          </table:table-cell>
          <table:table-cell office:value-type="string">
            <text:p>0</text:p>
          </table:table-cell>
          <table:table-cell office:value-type="string">
            <text:p>InferenceSurvivalMultiWeibull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asymp_confidence_interval</text:p>
          </table:table-cell>
          <table:table-cell office:value-type="string">
            <text:p>-0.113</text:p>
          </table:table-cell>
          <table:table-cell office:value-type="string">
            <text:p>0.21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9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13035625603656 0.2166709231489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10:14 EDT</text:p>
          </table:table-cell>
          <table:table-cell office:value-type="string">
            <text:p>67.408</text:p>
          </table:table-cell>
          <table:table-cell office:value-type="string">
            <text:p>InferenceSurvivalMultiWeibull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9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10:40 EDT</text:p>
          </table:table-cell>
          <table:table-cell office:value-type="string">
            <text:p>25.646</text:p>
          </table:table-cell>
          <table:table-cell office:value-type="string">
            <text:p>InferenceSurvivalMultiWeibull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bootstrap_confidence_interval</text:p>
          </table:table-cell>
          <table:table-cell office:value-type="string">
            <text:p>-3.342</text:p>
          </table:table-cell>
          <table:table-cell office:value-type="string">
            <text:p>0.40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0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3.34183894758749 0.4043827779494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11:05 EDT</text:p>
          </table:table-cell>
          <table:table-cell office:value-type="string">
            <text:p>25.514</text:p>
          </table:table-cell>
          <table:table-cell office:value-type="string">
            <text:p>InferenceSurvivalMultiWeibull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bootstrap_two_sided_pval</text:p>
          </table:table-cell>
          <table:table-cell office:value-type="string">
            <text:p>0.76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0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6766944244988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12:07 EDT</text:p>
          </table:table-cell>
          <table:table-cell office:value-type="string">
            <text:p>61.494</text:p>
          </table:table-cell>
          <table:table-cell office:value-type="string">
            <text:p>InferenceSurvivalMultiWeibull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0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13:06 EDT</text:p>
          </table:table-cell>
          <table:table-cell office:value-type="string">
            <text:p>58.886</text:p>
          </table:table-cell>
          <table:table-cell office:value-type="string">
            <text:p>InferenceSurvivalMultiWeibull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63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0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3817663817663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14:06 EDT</text:p>
          </table:table-cell>
          <table:table-cell office:value-type="string">
            <text:p>59.871</text:p>
          </table:table-cell>
          <table:table-cell office:value-type="string">
            <text:p>InferenceSurvivalMultiWeibull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2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0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28490028490028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14:06 EDT</text:p>
          </table:table-cell>
          <table:table-cell office:value-type="string">
            <text:p>0.265</text:p>
          </table:table-cell>
          <table:table-cell office:value-type="string">
            <text:p>InferenceSurvivalMultiWeibull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30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0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0769230769230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14:06 EDT</text:p>
          </table:table-cell>
          <table:table-cell office:value-type="string">
            <text:p>0.169</text:p>
          </table:table-cell>
          <table:table-cell office:value-type="string">
            <text:p>InferenceSurvivalUniDepCensTransform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treatment_estimate</text:p>
          </table:table-cell>
          <table:table-cell office:value-type="string">
            <text:p>0.16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0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6722744002897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14:06 EDT</text:p>
          </table:table-cell>
          <table:table-cell office:value-type="string">
            <text:p>0</text:p>
          </table:table-cell>
          <table:table-cell office:value-type="string">
            <text:p>InferenceSurvivalUniDepCensTransform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33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0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3441307872023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14:06 EDT</text:p>
          </table:table-cell>
          <table:table-cell office:value-type="string">
            <text:p>0</text:p>
          </table:table-cell>
          <table:table-cell office:value-type="string">
            <text:p>InferenceSurvivalUniDepCensTransform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asymp_confidence_interval</text:p>
          </table:table-cell>
          <table:table-cell office:value-type="string">
            <text:p>-0.172</text:p>
          </table:table-cell>
          <table:table-cell office:value-type="string">
            <text:p>0.50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0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72327423150321 0.50678230320827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14:46 EDT</text:p>
          </table:table-cell>
          <table:table-cell office:value-type="string">
            <text:p>39.747</text:p>
          </table:table-cell>
          <table:table-cell office:value-type="string">
            <text:p>InferenceSurvivalUniDepCensTransform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0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14:46 EDT</text:p>
          </table:table-cell>
          <table:table-cell office:value-type="string">
            <text:p>0</text:p>
          </table:table-cell>
          <table:table-cell office:value-type="string">
            <text:p>InferenceSurvivalUniDepCensTransform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bootstrap_confidence_interval</text:p>
          </table:table-cell>
          <table:table-cell office:value-type="string">
            <text:p>-0.215</text:p>
          </table:table-cell>
          <table:table-cell office:value-type="string">
            <text:p>0.51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1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15103649271439 0.51081178515299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14:46 EDT</text:p>
          </table:table-cell>
          <table:table-cell office:value-type="string">
            <text:p>0</text:p>
          </table:table-cell>
          <table:table-cell office:value-type="string">
            <text:p>InferenceSurvivalUniDepCensTransform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bootstrap_two_sided_pval</text:p>
          </table:table-cell>
          <table:table-cell office:value-type="string">
            <text:p>0.35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1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5897435897435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15:18 EDT</text:p>
          </table:table-cell>
          <table:table-cell office:value-type="string">
            <text:p>31.893</text:p>
          </table:table-cell>
          <table:table-cell office:value-type="string">
            <text:p>InferenceSurvivalUniDepCensTransform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1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15:50 EDT</text:p>
          </table:table-cell>
          <table:table-cell office:value-type="string">
            <text:p>32.338</text:p>
          </table:table-cell>
          <table:table-cell office:value-type="string">
            <text:p>InferenceSurvivalUniDepCensTransform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37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1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7606837606837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16:20 EDT</text:p>
          </table:table-cell>
          <table:table-cell office:value-type="string">
            <text:p>29.397</text:p>
          </table:table-cell>
          <table:table-cell office:value-type="string">
            <text:p>InferenceSurvivalUniDepCensTransform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5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1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16:20 EDT</text:p>
          </table:table-cell>
          <table:table-cell office:value-type="string">
            <text:p>0.332</text:p>
          </table:table-cell>
          <table:table-cell office:value-type="string">
            <text:p>InferenceSurvivalUniDepCensTransform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30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1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0769230769230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19:20 EDT</text:p>
          </table:table-cell>
          <table:table-cell office:value-type="string">
            <text:p>179.712</text:p>
          </table:table-cell>
          <table:table-cell office:value-type="string">
            <text:p>InferenceSurvivalMultiDepCensTransform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treatment_estimate</text:p>
          </table:table-cell>
          <table:table-cell office:value-type="string">
            <text:p>0.01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1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10529191263715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22:19:20 EDT</text:p>
          </table:table-cell>
          <table:table-cell office:value-type="string">
            <text:p>0</text:p>
          </table:table-cell>
          <table:table-cell office:value-type="string">
            <text:p>InferenceSurvivalMultiDepCensTransform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two_sided_pval_for_treatment_effect</text:p>
          </table:table-cell>
          <table:table-cell office:value-type="string">
            <text:p>1</text:p>
          </table:table-cell>
          <table:table-cell office:value-type="string">
            <text:p>31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0 22:19:20 EDT</text:p>
          </table:table-cell>
          <table:table-cell office:value-type="string">
            <text:p>0</text:p>
          </table:table-cell>
          <table:table-cell office:value-type="string">
            <text:p>InferenceSurvivalMultiDepCensTransform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asymp_confidence_interval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Invalid output detected (NA/NaN/Inf) in compute_asymp_confidence_interval</text:p>
          </table:table-cell>
          <table:table-cell office:value-type="string">
            <text:p>1</text:p>
          </table:table-cell>
          <table:table-cell office:value-type="string">
            <text:p>31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NA</text:p>
          </table:table-cell>
          <table:table-cell office:value-type="string">
            <text:p>error</text:p>
          </table:table-cell>
        </table:table-row>
        <table:table-row>
          <table:table-cell office:value-type="string">
            <text:p>2026-04-11 00:22:59 EDT</text:p>
          </table:table-cell>
          <table:table-cell office:value-type="string">
            <text:p>7419.224</text:p>
          </table:table-cell>
          <table:table-cell office:value-type="string">
            <text:p>InferenceSurvivalMultiDepCensTransform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1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0:22:59 EDT</text:p>
          </table:table-cell>
          <table:table-cell office:value-type="string">
            <text:p>0</text:p>
          </table:table-cell>
          <table:table-cell office:value-type="string">
            <text:p>InferenceSurvivalMultiDepCensTransform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bootstrap_confidence_interval</text:p>
          </table:table-cell>
          <table:table-cell office:value-type="string">
            <text:p>-0.300</text:p>
          </table:table-cell>
          <table:table-cell office:value-type="string">
            <text:p>0.58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2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99826576208348 0.58411849051368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0:22:59 EDT</text:p>
          </table:table-cell>
          <table:table-cell office:value-type="string">
            <text:p>0.001</text:p>
          </table:table-cell>
          <table:table-cell office:value-type="string">
            <text:p>InferenceSurvivalMultiDepCensTransform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bootstrap_two_sided_pval</text:p>
          </table:table-cell>
          <table:table-cell office:value-type="string">
            <text:p>0.93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2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3447293447293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1:48:32 EDT</text:p>
          </table:table-cell>
          <table:table-cell office:value-type="string">
            <text:p>5132.794</text:p>
          </table:table-cell>
          <table:table-cell office:value-type="string">
            <text:p>InferenceSurvivalMultiDepCensTransform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2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3:13:40 EDT</text:p>
          </table:table-cell>
          <table:table-cell office:value-type="string">
            <text:p>5108.533</text:p>
          </table:table-cell>
          <table:table-cell office:value-type="string">
            <text:p>InferenceSurvivalMultiDepCensTransform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70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2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0085470085470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36:54 EDT</text:p>
          </table:table-cell>
          <table:table-cell office:value-type="string">
            <text:p>4993.66</text:p>
          </table:table-cell>
          <table:table-cell office:value-type="string">
            <text:p>InferenceSurvivalMultiDepCensTransform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2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36:54 EDT</text:p>
          </table:table-cell>
          <table:table-cell office:value-type="string">
            <text:p>0.251</text:p>
          </table:table-cell>
          <table:table-cell office:value-type="string">
            <text:p>InferenceSurvivalMultiDepCensTransform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30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2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0769230769230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36:54 EDT</text:p>
          </table:table-cell>
          <table:table-cell office:value-type="string">
            <text:p>0.003</text:p>
          </table:table-cell>
          <table:table-cell office:value-type="string">
            <text:p>InferenceSurvivalUniCoxPH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treatment_estimate</text:p>
          </table:table-cell>
          <table:table-cell office:value-type="string">
            <text:p>-0.19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2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9585246806422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36:54 EDT</text:p>
          </table:table-cell>
          <table:table-cell office:value-type="string">
            <text:p>0</text:p>
          </table:table-cell>
          <table:table-cell office:value-type="string">
            <text:p>InferenceSurvivalUniCoxPH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29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2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9856034441706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36:54 EDT</text:p>
          </table:table-cell>
          <table:table-cell office:value-type="string">
            <text:p>0</text:p>
          </table:table-cell>
          <table:table-cell office:value-type="string">
            <text:p>InferenceSurvivalUniCoxPH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asymp_confidence_interval</text:p>
          </table:table-cell>
          <table:table-cell office:value-type="string">
            <text:p>-0.565</text:p>
          </table:table-cell>
          <table:table-cell office:value-type="string">
            <text:p>0.17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2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65120692488554 0.173415756360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36:55 EDT</text:p>
          </table:table-cell>
          <table:table-cell office:value-type="string">
            <text:p>0.912</text:p>
          </table:table-cell>
          <table:table-cell office:value-type="string">
            <text:p>InferenceSurvivalUniCoxPH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2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36:56 EDT</text:p>
          </table:table-cell>
          <table:table-cell office:value-type="string">
            <text:p>1.436</text:p>
          </table:table-cell>
          <table:table-cell office:value-type="string">
            <text:p>InferenceSurvivalUniCoxPH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bootstrap_confidence_interval</text:p>
          </table:table-cell>
          <table:table-cell office:value-type="string">
            <text:p>-0.649</text:p>
          </table:table-cell>
          <table:table-cell office:value-type="string">
            <text:p>0.15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3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64949954385536 0.15240832221213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36:58 EDT</text:p>
          </table:table-cell>
          <table:table-cell office:value-type="string">
            <text:p>1.492</text:p>
          </table:table-cell>
          <table:table-cell office:value-type="string">
            <text:p>InferenceSurvivalUniCoxPH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bootstrap_two_sided_pval</text:p>
          </table:table-cell>
          <table:table-cell office:value-type="string">
            <text:p>0.25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3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5688270733976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37:01 EDT</text:p>
          </table:table-cell>
          <table:table-cell office:value-type="string">
            <text:p>3.527</text:p>
          </table:table-cell>
          <table:table-cell office:value-type="string">
            <text:p>InferenceSurvivalUniCoxPH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3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37:06 EDT</text:p>
          </table:table-cell>
          <table:table-cell office:value-type="string">
            <text:p>4.067</text:p>
          </table:table-cell>
          <table:table-cell office:value-type="string">
            <text:p>InferenceSurvivalUniCoxPH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32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3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2478632478632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37:10 EDT</text:p>
          </table:table-cell>
          <table:table-cell office:value-type="string">
            <text:p>4.316</text:p>
          </table:table-cell>
          <table:table-cell office:value-type="string">
            <text:p>InferenceSurvivalUniCoxPH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1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3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17094017094017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37:10 EDT</text:p>
          </table:table-cell>
          <table:table-cell office:value-type="string">
            <text:p>0.385</text:p>
          </table:table-cell>
          <table:table-cell office:value-type="string">
            <text:p>InferenceSurvivalUniCoxPH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30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3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0769230769230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37:10 EDT</text:p>
          </table:table-cell>
          <table:table-cell office:value-type="string">
            <text:p>0.027</text:p>
          </table:table-cell>
          <table:table-cell office:value-type="string">
            <text:p>InferenceSurvivalMultiCoxPH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treatment_estimate</text:p>
          </table:table-cell>
          <table:table-cell office:value-type="string">
            <text:p>0.08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3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83343180876187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37:10 EDT</text:p>
          </table:table-cell>
          <table:table-cell office:value-type="string">
            <text:p>0</text:p>
          </table:table-cell>
          <table:table-cell office:value-type="string">
            <text:p>InferenceSurvivalMultiCoxPH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71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3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0995854727666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37:10 EDT</text:p>
          </table:table-cell>
          <table:table-cell office:value-type="string">
            <text:p>0</text:p>
          </table:table-cell>
          <table:table-cell office:value-type="string">
            <text:p>InferenceSurvivalMultiCoxPH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asymp_confidence_interval</text:p>
          </table:table-cell>
          <table:table-cell office:value-type="string">
            <text:p>-0.356</text:p>
          </table:table-cell>
          <table:table-cell office:value-type="string">
            <text:p>0.52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3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55872916684563 0.52255927843693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37:18 EDT</text:p>
          </table:table-cell>
          <table:table-cell office:value-type="string">
            <text:p>7.906</text:p>
          </table:table-cell>
          <table:table-cell office:value-type="string">
            <text:p>InferenceSurvivalMultiCoxPH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3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37:23 EDT</text:p>
          </table:table-cell>
          <table:table-cell office:value-type="string">
            <text:p>4.977</text:p>
          </table:table-cell>
          <table:table-cell office:value-type="string">
            <text:p>InferenceSurvivalMultiCoxPH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bootstrap_confidence_interval</text:p>
          </table:table-cell>
          <table:table-cell office:value-type="string">
            <text:p>-0.378</text:p>
          </table:table-cell>
          <table:table-cell office:value-type="string">
            <text:p>0.90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4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77784498063836 0.90263547088871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37:28 EDT</text:p>
          </table:table-cell>
          <table:table-cell office:value-type="string">
            <text:p>5.001</text:p>
          </table:table-cell>
          <table:table-cell office:value-type="string">
            <text:p>InferenceSurvivalMultiCoxPH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bootstrap_two_sided_pval</text:p>
          </table:table-cell>
          <table:table-cell office:value-type="string">
            <text:p>0.30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4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0764861445981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37:40 EDT</text:p>
          </table:table-cell>
          <table:table-cell office:value-type="string">
            <text:p>11.609</text:p>
          </table:table-cell>
          <table:table-cell office:value-type="string">
            <text:p>InferenceSurvivalMultiCoxPH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4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37:52 EDT</text:p>
          </table:table-cell>
          <table:table-cell office:value-type="string">
            <text:p>12.495</text:p>
          </table:table-cell>
          <table:table-cell office:value-type="string">
            <text:p>InferenceSurvivalMultiCoxPH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87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4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7749287749287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38:05 EDT</text:p>
          </table:table-cell>
          <table:table-cell office:value-type="string">
            <text:p>12.699</text:p>
          </table:table-cell>
          <table:table-cell office:value-type="string">
            <text:p>InferenceSurvivalMultiCoxPH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4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38:05 EDT</text:p>
          </table:table-cell>
          <table:table-cell office:value-type="string">
            <text:p>0.29</text:p>
          </table:table-cell>
          <table:table-cell office:value-type="string">
            <text:p>InferenceSurvivalMultiCoxPH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30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4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0769230769230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38:05 EDT</text:p>
          </table:table-cell>
          <table:table-cell office:value-type="string">
            <text:p>0.005</text:p>
          </table:table-cell>
          <table:table-cell office:value-type="string">
            <text:p>InferenceSurvivalUniStratCoxPH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treatment_estimate</text:p>
          </table:table-cell>
          <table:table-cell office:value-type="string">
            <text:p>-0.12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4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2086741011623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38:05 EDT</text:p>
          </table:table-cell>
          <table:table-cell office:value-type="string">
            <text:p>0.001</text:p>
          </table:table-cell>
          <table:table-cell office:value-type="string">
            <text:p>InferenceSurvivalUniStratCoxPH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54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4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446927877606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38:05 EDT</text:p>
          </table:table-cell>
          <table:table-cell office:value-type="string">
            <text:p>0</text:p>
          </table:table-cell>
          <table:table-cell office:value-type="string">
            <text:p>InferenceSurvivalUniStratCoxPH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asymp_confidence_interval</text:p>
          </table:table-cell>
          <table:table-cell office:value-type="string">
            <text:p>-0.512</text:p>
          </table:table-cell>
          <table:table-cell office:value-type="string">
            <text:p>0.27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4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1195753602664 0.27022271579416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38:07 EDT</text:p>
          </table:table-cell>
          <table:table-cell office:value-type="string">
            <text:p>1.925</text:p>
          </table:table-cell>
          <table:table-cell office:value-type="string">
            <text:p>InferenceSurvivalUniStratCoxPH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4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38:09 EDT</text:p>
          </table:table-cell>
          <table:table-cell office:value-type="string">
            <text:p>1.798</text:p>
          </table:table-cell>
          <table:table-cell office:value-type="string">
            <text:p>InferenceSurvivalUniStratCoxPH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bootstrap_confidence_interval</text:p>
          </table:table-cell>
          <table:table-cell office:value-type="string">
            <text:p>-0.377</text:p>
          </table:table-cell>
          <table:table-cell office:value-type="string">
            <text:p>0.37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5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76587304160838 0.37501005514215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38:11 EDT</text:p>
          </table:table-cell>
          <table:table-cell office:value-type="string">
            <text:p>2.098</text:p>
          </table:table-cell>
          <table:table-cell office:value-type="string">
            <text:p>InferenceSurvivalUniStratCoxPH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bootstrap_two_sided_pval</text:p>
          </table:table-cell>
          <table:table-cell office:value-type="string">
            <text:p>0.86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5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6930977050236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38:16 EDT</text:p>
          </table:table-cell>
          <table:table-cell office:value-type="string">
            <text:p>4.666</text:p>
          </table:table-cell>
          <table:table-cell office:value-type="string">
            <text:p>InferenceSurvivalUniStratCoxPH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5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38:21 EDT</text:p>
          </table:table-cell>
          <table:table-cell office:value-type="string">
            <text:p>5.556</text:p>
          </table:table-cell>
          <table:table-cell office:value-type="string">
            <text:p>InferenceSurvivalUniStratCoxPH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59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5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9259259259259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38:28 EDT</text:p>
          </table:table-cell>
          <table:table-cell office:value-type="string">
            <text:p>6.16</text:p>
          </table:table-cell>
          <table:table-cell office:value-type="string">
            <text:p>InferenceSurvivalUniStratCoxPH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5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38:28 EDT</text:p>
          </table:table-cell>
          <table:table-cell office:value-type="string">
            <text:p>0.466</text:p>
          </table:table-cell>
          <table:table-cell office:value-type="string">
            <text:p>InferenceSurvivalUniStratCoxPH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30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5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0769230769230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38:28 EDT</text:p>
          </table:table-cell>
          <table:table-cell office:value-type="string">
            <text:p>0.064</text:p>
          </table:table-cell>
          <table:table-cell office:value-type="string">
            <text:p>InferenceSurvivalMultiStratCoxPH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treatment_estimate</text:p>
          </table:table-cell>
          <table:table-cell office:value-type="string">
            <text:p>0.21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5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1611754751230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38:28 EDT</text:p>
          </table:table-cell>
          <table:table-cell office:value-type="string">
            <text:p>0</text:p>
          </table:table-cell>
          <table:table-cell office:value-type="string">
            <text:p>InferenceSurvivalMultiStratCoxPH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40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5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0108889660007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38:28 EDT</text:p>
          </table:table-cell>
          <table:table-cell office:value-type="string">
            <text:p>0.001</text:p>
          </table:table-cell>
          <table:table-cell office:value-type="string">
            <text:p>InferenceSurvivalMultiStratCoxPH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asymp_confidence_interval</text:p>
          </table:table-cell>
          <table:table-cell office:value-type="string">
            <text:p>-0.288</text:p>
          </table:table-cell>
          <table:table-cell office:value-type="string">
            <text:p>0.72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5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88340779852841 0.72057587487745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38:44 EDT</text:p>
          </table:table-cell>
          <table:table-cell office:value-type="string">
            <text:p>15.913</text:p>
          </table:table-cell>
          <table:table-cell office:value-type="string">
            <text:p>InferenceSurvivalMultiStratCoxPH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5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38:52 EDT</text:p>
          </table:table-cell>
          <table:table-cell office:value-type="string">
            <text:p>7.664</text:p>
          </table:table-cell>
          <table:table-cell office:value-type="string">
            <text:p>InferenceSurvivalMultiStratCoxPH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bootstrap_confidence_interval</text:p>
          </table:table-cell>
          <table:table-cell office:value-type="string">
            <text:p>-0.125</text:p>
          </table:table-cell>
          <table:table-cell office:value-type="string">
            <text:p>0.76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6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25008955006817 0.76946003262608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38:59 EDT</text:p>
          </table:table-cell>
          <table:table-cell office:value-type="string">
            <text:p>7.761</text:p>
          </table:table-cell>
          <table:table-cell office:value-type="string">
            <text:p>InferenceSurvivalMultiStratCoxPH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bootstrap_two_sided_pval</text:p>
          </table:table-cell>
          <table:table-cell office:value-type="string">
            <text:p>0.08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6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87535102149350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39:18 EDT</text:p>
          </table:table-cell>
          <table:table-cell office:value-type="string">
            <text:p>18.463</text:p>
          </table:table-cell>
          <table:table-cell office:value-type="string">
            <text:p>InferenceSurvivalMultiStratCoxPH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6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39:37 EDT</text:p>
          </table:table-cell>
          <table:table-cell office:value-type="string">
            <text:p>19.239</text:p>
          </table:table-cell>
          <table:table-cell office:value-type="string">
            <text:p>InferenceSurvivalMultiStratCoxPH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67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6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7236467236467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39:55 EDT</text:p>
          </table:table-cell>
          <table:table-cell office:value-type="string">
            <text:p>18.225</text:p>
          </table:table-cell>
          <table:table-cell office:value-type="string">
            <text:p>InferenceSurvivalMultiStratCoxPH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6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39:56 EDT</text:p>
          </table:table-cell>
          <table:table-cell office:value-type="string">
            <text:p>0.325</text:p>
          </table:table-cell>
          <table:table-cell office:value-type="string">
            <text:p>InferenceSurvivalMultiStratCoxPH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30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6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0769230769230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40:03 EDT</text:p>
          </table:table-cell>
          <table:table-cell office:value-type="string">
            <text:p>0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survival</text:p>
          </table:table-cell>
          <table:table-cell office:value-type="string">
            <text:p>compute_treatment_estimate</text:p>
          </table:table-cell>
          <table:table-cell office:value-type="string">
            <text:p>0.07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6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72215170317194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40:03 EDT</text:p>
          </table:table-cell>
          <table:table-cell office:value-type="string">
            <text:p>0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surviv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29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6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9372688024266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40:03 EDT</text:p>
          </table:table-cell>
          <table:table-cell office:value-type="string">
            <text:p>0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survival</text:p>
          </table:table-cell>
          <table:table-cell office:value-type="string">
            <text:p>compute_asymp_confidence_interval</text:p>
          </table:table-cell>
          <table:table-cell office:value-type="string">
            <text:p>-0.063</text:p>
          </table:table-cell>
          <table:table-cell office:value-type="string">
            <text:p>0.20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6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625864520995628 0.20701679273395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40:03 EDT</text:p>
          </table:table-cell>
          <table:table-cell office:value-type="string">
            <text:p>0.231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survival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6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40:05 EDT</text:p>
          </table:table-cell>
          <table:table-cell office:value-type="string">
            <text:p>1.751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survival</text:p>
          </table:table-cell>
          <table:table-cell office:value-type="string">
            <text:p>compute_bootstrap_confidence_interval</text:p>
          </table:table-cell>
          <table:table-cell office:value-type="string">
            <text:p>-0.063</text:p>
          </table:table-cell>
          <table:table-cell office:value-type="string">
            <text:p>0.21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7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62647055883372 0.21912351785571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40:07 EDT</text:p>
          </table:table-cell>
          <table:table-cell office:value-type="string">
            <text:p>1.827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survival</text:p>
          </table:table-cell>
          <table:table-cell office:value-type="string">
            <text:p>compute_bootstrap_two_sided_pval</text:p>
          </table:table-cell>
          <table:table-cell office:value-type="string">
            <text:p>0.23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7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3727031732363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40:10 EDT</text:p>
          </table:table-cell>
          <table:table-cell office:value-type="string">
            <text:p>2.678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survival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7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40:10 EDT</text:p>
          </table:table-cell>
          <table:table-cell office:value-type="string">
            <text:p>0.353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43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7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3304843304843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40:13 EDT</text:p>
          </table:table-cell>
          <table:table-cell office:value-type="string">
            <text:p>3.067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7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40:13 EDT</text:p>
          </table:table-cell>
          <table:table-cell office:value-type="string">
            <text:p>0.311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4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7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40:13 EDT</text:p>
          </table:table-cell>
          <table:table-cell office:value-type="string">
            <text:p>0.17</text:p>
          </table:table-cell>
          <table:table-cell office:value-type="string">
            <text:p>InferenceSurvivalUnivKKClaytonCopula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survival</text:p>
          </table:table-cell>
          <table:table-cell office:value-type="string">
            <text:p>compute_treatment_estimate</text:p>
          </table:table-cell>
          <table:table-cell office:value-type="string">
            <text:p>-0.01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7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12364753778087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40:14 EDT</text:p>
          </table:table-cell>
          <table:table-cell office:value-type="string">
            <text:p>0.031</text:p>
          </table:table-cell>
          <table:table-cell office:value-type="string">
            <text:p>InferenceSurvivalUnivKKClaytonCopula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surviv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66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7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5983255659701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40:14 EDT</text:p>
          </table:table-cell>
          <table:table-cell office:value-type="string">
            <text:p>0</text:p>
          </table:table-cell>
          <table:table-cell office:value-type="string">
            <text:p>InferenceSurvivalUnivKKClaytonCopula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survival</text:p>
          </table:table-cell>
          <table:table-cell office:value-type="string">
            <text:p>compute_asymp_confidence_interval</text:p>
          </table:table-cell>
          <table:table-cell office:value-type="string">
            <text:p>-0.067</text:p>
          </table:table-cell>
          <table:table-cell office:value-type="string">
            <text:p>0.04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7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674250349088064 0.042695527352631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40:46 EDT</text:p>
          </table:table-cell>
          <table:table-cell office:value-type="string">
            <text:p>32.368</text:p>
          </table:table-cell>
          <table:table-cell office:value-type="string">
            <text:p>InferenceSurvivalUnivKKClaytonCopula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survival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7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41:13 EDT</text:p>
          </table:table-cell>
          <table:table-cell office:value-type="string">
            <text:p>27.328</text:p>
          </table:table-cell>
          <table:table-cell office:value-type="string">
            <text:p>InferenceSurvivalUnivKKClaytonCopula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78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8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8632478632478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41:35 EDT</text:p>
          </table:table-cell>
          <table:table-cell office:value-type="string">
            <text:p>21.682</text:p>
          </table:table-cell>
          <table:table-cell office:value-type="string">
            <text:p>InferenceSurvivalUnivKKClaytonCopula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8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41:35 EDT</text:p>
          </table:table-cell>
          <table:table-cell office:value-type="string">
            <text:p>0.276</text:p>
          </table:table-cell>
          <table:table-cell office:value-type="string">
            <text:p>InferenceSurvivalUnivKKClaytonCopula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4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8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45014245014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42:20 EDT</text:p>
          </table:table-cell>
          <table:table-cell office:value-type="string">
            <text:p>45.219</text:p>
          </table:table-cell>
          <table:table-cell office:value-type="string">
            <text:p>InferenceSurvivalMultiKKClaytonCopula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survival</text:p>
          </table:table-cell>
          <table:table-cell office:value-type="string">
            <text:p>compute_treatment_estimate</text:p>
          </table:table-cell>
          <table:table-cell office:value-type="string">
            <text:p>-0.03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8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33650143666029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42:20 EDT</text:p>
          </table:table-cell>
          <table:table-cell office:value-type="string">
            <text:p>0</text:p>
          </table:table-cell>
          <table:table-cell office:value-type="string">
            <text:p>InferenceSurvivalMultiKKClaytonCopula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surviv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31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8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1410902757187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4:42:20 EDT</text:p>
          </table:table-cell>
          <table:table-cell office:value-type="string">
            <text:p>0</text:p>
          </table:table-cell>
          <table:table-cell office:value-type="string">
            <text:p>InferenceSurvivalMultiKKClaytonCopula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survival</text:p>
          </table:table-cell>
          <table:table-cell office:value-type="string">
            <text:p>compute_asymp_confidence_interval</text:p>
          </table:table-cell>
          <table:table-cell office:value-type="string">
            <text:p>-0.099</text:p>
          </table:table-cell>
          <table:table-cell office:value-type="string">
            <text:p>0.03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8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991683391376793 0.031868051805620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07:33:24 EDT</text:p>
          </table:table-cell>
          <table:table-cell office:value-type="string">
            <text:p>10263.549</text:p>
          </table:table-cell>
          <table:table-cell office:value-type="string">
            <text:p>InferenceSurvivalMultiKKClaytonCopula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survival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8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10:21:30 EDT</text:p>
          </table:table-cell>
          <table:table-cell office:value-type="string">
            <text:p>10086.371</text:p>
          </table:table-cell>
          <table:table-cell office:value-type="string">
            <text:p>InferenceSurvivalMultiKKClaytonCopula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survival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41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8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102564102564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0:51:47 EDT</text:p>
          </table:table-cell>
          <table:table-cell office:value-type="string">
            <text:p>54.181</text:p>
          </table:table-cell>
          <table:table-cell office:value-type="string">
            <text:p>InferenceSurvivalMultiDepCensTransform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76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8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76177776445994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0:51:47 EDT</text:p>
          </table:table-cell>
          <table:table-cell office:value-type="string">
            <text:p>0.03</text:p>
          </table:table-cell>
          <table:table-cell office:value-type="string">
            <text:p>InferenceSurvivalMultiDepCensTransform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survival</text:p>
          </table:table-cell>
          <table:table-cell office:value-type="string">
            <text:p>compute_asymp_confidence_interval</text:p>
          </table:table-cell>
          <table:table-cell office:value-type="string">
            <text:p>-0.036</text:p>
          </table:table-cell>
          <table:table-cell office:value-type="string">
            <text:p>0.02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8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035544975722458 0.026022370974037</text:p>
          </table:table-cell>
          <table:table-cell office:value-type="string">
            <text:p>ok</text:p>
          </table:table-cell>
        </table:table-row>
      </table:table>
      <table:named-expressions>
        <table:named-range table:name="DATA" table:base-cell-address="$Data.$A$1" table:cell-range-address="$Data.$A$1:.$W$385"/>
      </table:named-expressions>
    </office:spreadsheet>
  </office:body>
</office:document>
</file>